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3.7591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2.0807in"/>
    </style:style>
    <style:style style:name="ro1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016in" fo:break-before="auto" style:use-optimal-row-height="true"/>
    </style:style>
    <style:style style:name="ro6" style:family="table-row">
      <style:table-row-properties style:row-height="0.1929in" fo:break-before="auto" style:use-optimal-row-height="true"/>
    </style:style>
    <style:style style:name="ro7" style:family="table-row">
      <style:table-row-properties style:row-height="0.3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Excel_20_Built-in_20_Normal" style:data-style-name="N5126"/>
    <style:style style:name="ce3" style:family="table-cell" style:parent-style-name="Excel_20_Built-in_20_Normal">
      <style:text-properties fo:color="#000000" style:text-outline="false" style:text-line-through-styl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.1453in" style:writing-mode="page"/>
    </style:style>
    <style:style style:name="ce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126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453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ffcc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shapes>
          <draw:frame draw:z-index="0" draw:name="Chart 1" draw:style-name="gr1" svg:width="6.3382in" svg:height="2.3862in" svg:x="9.5287in" svg:y="2.4953in">
            <draw:object draw:notify-on-update-of-ranges="Sheet1.A3:Sheet1.A5 Sheet1.B2:Sheet1.B2 Sheet1.B3:Sheet1.B5 Sheet1.C2:Sheet1.C2 Sheet1.C3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6.3382in" svg:height="2.3862in" svg:x="9.5287in" svg:y="2.5161in">
            <draw:object draw:notify-on-update-of-ranges="Sheet1.A3:Sheet1.A13 Sheet1.B2:Sheet1.B2 Sheet1.B3:Sheet1.B13 Sheet1.C2:Sheet1.C2 Sheet1.C3:Sheet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svg:width="6.3382in" svg:height="2.3862in" svg:x="9.5287in" svg:y="2.5161in">
            <draw:object draw:notify-on-update-of-ranges="Sheet1.A20:Sheet1.A30 Sheet1.B19:Sheet1.B19 Sheet1.B20:Sheet1.B30 Sheet1.C19:Sheet1.C19 Sheet1.C20:Sheet1.C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4" draw:style-name="gr1" svg:width="6.3382in" svg:height="2.3862in" svg:x="9.5287in" svg:y="2.5161in">
            <draw:object draw:notify-on-update-of-ranges="Sheet1.A20:Sheet1.A30 Sheet1.B19:Sheet1.B19 Sheet1.B20:Sheet1.B30 Sheet1.C19:Sheet1.C19 Sheet1.C20:Sheet1.C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5" draw:style-name="gr1" svg:width="6.3382in" svg:height="2.3862in" svg:x="9.5287in" svg:y="2.5161in">
            <draw:object draw:notify-on-update-of-ranges="Sheet1.A20:Sheet1.A30 Sheet1.B19:Sheet1.B19 Sheet1.B20:Sheet1.B30 Sheet1.C19:Sheet1.C19 Sheet1.C20:Sheet1.C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Chart 6" draw:style-name="gr1" svg:width="7.7067in" svg:height="4.339in" svg:x="17.0587in" svg:y="5.3512in">
            <draw:object draw:notify-on-update-of-ranges="Sheet1.E37:Sheet1.E46 Sheet1.C37:Sheet1.C46 Sheet1.F37:Sheet1.F46 Sheet1.C37:Sheet1.C4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Chart 8" draw:style-name="gr1" svg:width="7.7067in" svg:height="4.339in" svg:x="17.0744in" svg:y="9.7189in">
            <draw:object draw:notify-on-update-of-ranges="Sheet1.K37:Sheet1.K46 Sheet1.C37:Sheet1.C46 Sheet1.L37:Sheet1.L46 Sheet1.C37:Sheet1.C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name="Chart 9" draw:style-name="gr1" svg:width="7.7067in" svg:height="4.339in" svg:x="17.0894in" svg:y="14.0299in">
            <draw:object draw:notify-on-update-of-ranges="Sheet1.N37:Sheet1.N46 Sheet1.C37:Sheet1.C46 Sheet1.O37:Sheet1.O46 Sheet1.C37:Sheet1.C4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name="Chart 7" draw:style-name="gr1" svg:width="6.6406in" svg:height="2.4268in" svg:x="5.9815in" svg:y="24.4705in">
            <draw:object draw:notify-on-update-of-ranges="Sheet1.D136:Sheet1.D143 Sheet1.E135:Sheet1.E135 Sheet1.E136:Sheet1.E143 Sheet1.F135:Sheet1.F135 Sheet1.F136:Sheet1.F14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name="Chart 12" draw:style-name="gr1" svg:width="6.6406in" svg:height="2.2744in" svg:x="21.1051in" svg:y="21.4197in">
            <draw:object draw:notify-on-update-of-ranges="Sheet1.S135:Sheet1.S135 Sheet1.S136:Sheet1.S143 Sheet1.T135:Sheet1.T135 Sheet1.T136:Sheet1.T143 Sheet1.U135:Sheet1.U135 Sheet1.U136:Sheet1.U14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name="Chart 14" draw:style-name="gr1" svg:width="6.6406in" svg:height="2.2744in" svg:x="21.1118in" svg:y="23.8689in">
            <draw:object draw:notify-on-update-of-ranges="Sheet1.V135:Sheet1.V135 Sheet1.V136:Sheet1.V143 Sheet1.W135:Sheet1.W135 Sheet1.W136:Sheet1.W143 Sheet1.X135:Sheet1.X135 Sheet1.X136:Sheet1.X14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6.2913in" svg:height="3.5484in" svg:x="25.9937in" svg:y="30.3378in">
            <draw:object draw:notify-on-update-of-ranges="Sheet1.AA165:Sheet1.AA165 Sheet1.AA166:Sheet1.AA173 Sheet1.AB165:Sheet1.AB165 Sheet1.AB166:Sheet1.AB173 Sheet1.AC165:Sheet1.AC165 Sheet1.AC166:Sheet1.AC17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6.2913in" svg:height="3.5484in" svg:x="26.0366in" svg:y="34.1264in">
            <draw:object draw:notify-on-update-of-ranges="Sheet1.AA185:Sheet1.AA185 Sheet1.AA186:Sheet1.AA193 Sheet1.AB185:Sheet1.AB185 Sheet1.AB186:Sheet1.AB193 Sheet1.AC185:Sheet1.AC185 Sheet1.AC186:Sheet1.AC19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0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/>
          <table:table-cell table:style-name="ce3" office:value-type="string">
            <text:p>FIRST DNA RECOVERY EXPERIME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2 </text:p>
          </table:table-cell>
          <table:table-cell office:value-type="string">
            <text:p>C11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0H00M00S">
            <text:p>0:00</text:p>
          </table:table-cell>
          <table:table-cell office:value-type="float" office:value="0.2257">
            <text:p>0.2257</text:p>
          </table:table-cell>
          <table:table-cell office:value-type="float" office:value="0.1643">
            <text:p>0.1643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1H00M00S">
            <text:p>1:00</text:p>
          </table:table-cell>
          <table:table-cell office:value-type="float" office:value="0.2621">
            <text:p>0.2621</text:p>
          </table:table-cell>
          <table:table-cell office:value-type="float" office:value="0.3686">
            <text:p>0.3686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2H00M00S">
            <text:p>2:00</text:p>
          </table:table-cell>
          <table:table-cell office:value-type="float" office:value="0.2838">
            <text:p>0.2838</text:p>
          </table:table-cell>
          <table:table-cell office:value-type="float" office:value="0.9848">
            <text:p>0.9848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3H00M00S">
            <text:p>3:00</text:p>
          </table:table-cell>
          <table:table-cell office:value-type="float" office:value="0.2185">
            <text:p>0.2185</text:p>
          </table:table-cell>
          <table:table-cell office:value-type="float" office:value="0.7526">
            <text:p>0.7526</text:p>
          </table:table-cell>
          <table:table-cell office:value-type="string">
            <text:p>(now 1:4 dilution for C11)</text:p>
          </table:table-cell>
          <table:table-cell table:number-columns-repeated="1020"/>
        </table:table-row>
        <table:table-row table:style-name="ro2">
          <table:table-cell table:style-name="ce2" office:value-type="time" office:time-value="PT04H00M00S">
            <text:p>4:00</text:p>
          </table:table-cell>
          <table:table-cell office:value-type="float" office:value="0.1732">
            <text:p>0.1732</text:p>
          </table:table-cell>
          <table:table-cell office:value-type="float" office:value="0.4013">
            <text:p>0.4013</text:p>
          </table:table-cell>
          <table:table-cell office:value-type="string">
            <text:p>(now 1:10 dilution for C11)</text:p>
          </table:table-cell>
          <table:table-cell table:number-columns-repeated="1020"/>
        </table:table-row>
        <table:table-row table:style-name="ro2">
          <table:table-cell table:style-name="ce2" office:value-type="time" office:time-value="PT05H00M00S">
            <text:p>5:00</text:p>
          </table:table-cell>
          <table:table-cell office:value-type="float" office:value="0.1563">
            <text:p>0.1563</text:p>
          </table:table-cell>
          <table:table-cell office:value-type="float" office:value="0.4619">
            <text:p>0.4619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6H00M00S">
            <text:p>6:00</text:p>
          </table:table-cell>
          <table:table-cell office:value-type="float" office:value="0.1599">
            <text:p>0.1599</text:p>
          </table:table-cell>
          <table:table-cell office:value-type="float" office:value="0.5454">
            <text:p>0.5454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7H00M00S">
            <text:p>7:00</text:p>
          </table:table-cell>
          <table:table-cell office:value-type="float" office:value="0.2017">
            <text:p>0.2017</text:p>
          </table:table-cell>
          <table:table-cell office:value-type="float" office:value="0.584">
            <text:p>0.584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8H00M00S">
            <text:p>8:00</text:p>
          </table:table-cell>
          <table:table-cell office:value-type="float" office:value="0.3024">
            <text:p>0.3024</text:p>
          </table:table-cell>
          <table:table-cell office:value-type="float" office:value="0.5391">
            <text:p>0.5391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>
            <text:p>9:00</text:p>
          </table:table-cell>
          <table:table-cell office:value-type="float" office:value="0.6761">
            <text:p>0.6761</text:p>
          </table:table-cell>
          <table:table-cell office:value-type="float" office:value="0.6087">
            <text:p>0.6087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0H00M00S">
            <text:p>10:00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office:value-type="string">
            <text:p>C2 </text:p>
          </table:table-cell>
          <table:table-cell office:value-type="string">
            <text:p>C11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0H00M00S">
            <text:p>0:00</text:p>
          </table:table-cell>
          <table:table-cell office:value-type="float" office:value="0.4514">
            <text:p>0.4514</text:p>
          </table:table-cell>
          <table:table-cell office:value-type="float" office:value="0.3286">
            <text:p>0.3286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1H00M00S">
            <text:p>1:00</text:p>
          </table:table-cell>
          <table:table-cell office:value-type="float" office:value="0.5242">
            <text:p>0.5242</text:p>
          </table:table-cell>
          <table:table-cell office:value-type="float" office:value="0.7372">
            <text:p>0.7372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2H00M00S">
            <text:p>2:00</text:p>
          </table:table-cell>
          <table:table-cell office:value-type="float" office:value="0.5676">
            <text:p>0.5676</text:p>
          </table:table-cell>
          <table:table-cell office:value-type="float" office:value="1.9696">
            <text:p>1.9696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3H00M00S">
            <text:p>3:00</text:p>
          </table:table-cell>
          <table:table-cell office:value-type="float" office:value="0.437">
            <text:p>0.437</text:p>
          </table:table-cell>
          <table:table-cell office:value-type="float" office:value="3.01">
            <text:p>3.01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4H00M00S">
            <text:p>4:00</text:p>
          </table:table-cell>
          <table:table-cell office:value-type="float" office:value="0.3464">
            <text:p>0.3464</text:p>
          </table:table-cell>
          <table:table-cell office:value-type="float" office:value="4.013">
            <text:p>4.013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5H00M00S">
            <text:p>5:00</text:p>
          </table:table-cell>
          <table:table-cell office:value-type="float" office:value="0.3126">
            <text:p>0.3126</text:p>
          </table:table-cell>
          <table:table-cell office:value-type="float" office:value="4.619">
            <text:p>4.619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6H00M00S">
            <text:p>6:00</text:p>
          </table:table-cell>
          <table:table-cell office:value-type="float" office:value="0.3198">
            <text:p>0.3198</text:p>
          </table:table-cell>
          <table:table-cell office:value-type="float" office:value="5.454">
            <text:p>5.454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7H00M00S">
            <text:p>7:00</text:p>
          </table:table-cell>
          <table:table-cell office:value-type="float" office:value="0.4034">
            <text:p>0.4034</text:p>
          </table:table-cell>
          <table:table-cell office:value-type="float" office:value="5.84">
            <text:p>5.84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8H00M00S">
            <text:p>8:00</text:p>
          </table:table-cell>
          <table:table-cell office:value-type="float" office:value="0.6048">
            <text:p>0.6048</text:p>
          </table:table-cell>
          <table:table-cell office:value-type="float" office:value="5.391">
            <text:p>5.391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>
            <text:p>9:00</text:p>
          </table:table-cell>
          <table:table-cell office:value-type="float" office:value="1.3522">
            <text:p>1.3522</text:p>
          </table:table-cell>
          <table:table-cell office:value-type="float" office:value="6.087">
            <text:p>6.087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ime[h]</text:p>
          </table:table-cell>
          <table:table-cell/>
          <table:table-cell office:value-type="string">
            <text:p>OD600</text:p>
          </table:table-cell>
          <table:table-cell table:number-columns-repeated="2"/>
          <table:table-cell office:value-type="string">
            <text:p>pg DNA per µl</text:p>
          </table:table-cell>
          <table:table-cell table:number-columns-repeated="2"/>
          <table:table-cell office:value-type="string">
            <text:p>mRFP1 genes in supernatant [pM]</text:p>
          </table:table-cell>
          <table:table-cell table:number-columns-repeated="2"/>
          <table:table-cell office:value-type="string">
            <text:p>pSB1A3-I13521 DNA [CFU/µl]</text:p>
          </table:table-cell>
          <table:table-cell table:number-columns-repeated="3"/>
          <table:table-cell office:value-type="string">
            <text:p>counted colonies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Time</text:p>
          </table:table-cell>
          <table:table-cell office:value-type="string">
            <text:p>C2 </text:p>
          </table:table-cell>
          <table:table-cell office:value-type="string">
            <text:p>C11</text:p>
          </table:table-cell>
          <table:table-cell office:value-type="string">
            <text:p>Time</text:p>
          </table:table-cell>
          <table:table-cell office:value-type="string">
            <text:p>C2 </text:p>
          </table:table-cell>
          <table:table-cell office:value-type="string">
            <text:p>C11</text:p>
          </table:table-cell>
          <table:table-cell office:value-type="string">
            <text:p>Time</text:p>
          </table:table-cell>
          <table:table-cell office:value-type="string">
            <text:p>C2 </text:p>
          </table:table-cell>
          <table:table-cell office:value-type="string">
            <text:p>C11</text:p>
          </table:table-cell>
          <table:table-cell office:value-type="string">
            <text:p>Time</text:p>
          </table:table-cell>
          <table:table-cell office:value-type="string">
            <text:p>C2 </text:p>
          </table:table-cell>
          <table:table-cell office:value-type="string">
            <text:p>C11</text:p>
          </table:table-cell>
          <table:table-cell table:number-columns-repeated="2"/>
          <table:table-cell office:value-type="string">
            <text:p>C2 </text:p>
          </table:table-cell>
          <table:table-cell office:value-type="string">
            <text:p>C11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0.4514">
            <text:p>0.4514</text:p>
          </table:table-cell>
          <table:table-cell office:value-type="float" office:value="0.3286">
            <text:p>0.3286</text:p>
          </table:table-cell>
          <table:table-cell office:value-type="float" office:value="0">
            <text:p>0</text:p>
          </table:table-cell>
          <table:table-cell office:value-type="float" office:value="12.8510996699333">
            <text:p>12.8510996699</text:p>
          </table:table-cell>
          <table:table-cell office:value-type="float" office:value="0.236582872457802">
            <text:p>0.2365828725</text:p>
          </table:table-cell>
          <table:table-cell office:value-type="float" office:value="0">
            <text:p>0</text:p>
          </table:table-cell>
          <table:table-cell table:formula="of:=0.53*[.H37]" office:value-type="float" office:value="6.81108282506466">
            <text:p>6.8110828251</text:p>
          </table:table-cell>
          <table:table-cell table:formula="of:=0.53*[.I37]" office:value-type="float" office:value="0.125388922402635">
            <text:p>0.1253889224</text:p>
          </table:table-cell>
          <table:table-cell office:value-type="float" office:value="0">
            <text:p>0</text:p>
          </table:table-cell>
          <table:table-cell table:formula="of:=0.3125*[.R37]" office:value-type="float" office:value="0.3125">
            <text:p>0.3125</text:p>
          </table:table-cell>
          <table:table-cell table:formula="of:=0.3125*[.S37]" office:value-type="float" office:value="0.3125">
            <text:p>0.312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.5242">
            <text:p>0.5242</text:p>
          </table:table-cell>
          <table:table-cell office:value-type="float" office:value="0.7372">
            <text:p>0.7372</text:p>
          </table:table-cell>
          <table:table-cell office:value-type="float" office:value="1">
            <text:p>1</text:p>
          </table:table-cell>
          <table:table-cell office:value-type="float" office:value="47.9953140020371">
            <text:p>47.995314002</text:p>
          </table:table-cell>
          <table:table-cell office:value-type="float" office:value="0.596846593543887">
            <text:p>0.5968465935</text:p>
          </table:table-cell>
          <table:table-cell office:value-type="float" office:value="1">
            <text:p>1</text:p>
          </table:table-cell>
          <table:table-cell table:formula="of:=0.53*[.H38]" office:value-type="float" office:value="25.4375164210796">
            <text:p>25.4375164211</text:p>
          </table:table-cell>
          <table:table-cell table:formula="of:=0.53*[.I38]" office:value-type="float" office:value="0.31632869457826">
            <text:p>0.3163286946</text:p>
          </table:table-cell>
          <table:table-cell office:value-type="float" office:value="1">
            <text:p>1</text:p>
          </table:table-cell>
          <table:table-cell table:formula="of:=0.3125*[.R38]" office:value-type="float" office:value="33.75">
            <text:p>33.75</text:p>
          </table:table-cell>
          <table:table-cell table:formula="of:=0.3125*[.S38]" office:value-type="float" office:value="0">
            <text:p>0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.5676">
            <text:p>0.5676</text:p>
          </table:table-cell>
          <table:table-cell office:value-type="float" office:value="1.9696">
            <text:p>1.9696</text:p>
          </table:table-cell>
          <table:table-cell office:value-type="float" office:value="2">
            <text:p>2</text:p>
          </table:table-cell>
          <table:table-cell office:value-type="float" office:value="340.518069267273">
            <text:p>340.5180692673</text:p>
          </table:table-cell>
          <table:table-cell office:value-type="float" office:value="3.81773635745049">
            <text:p>3.8177363575</text:p>
          </table:table-cell>
          <table:table-cell office:value-type="float" office:value="2">
            <text:p>2</text:p>
          </table:table-cell>
          <table:table-cell table:formula="of:=0.53*[.H39]" office:value-type="float" office:value="180.474576711655">
            <text:p>180.4745767117</text:p>
          </table:table-cell>
          <table:table-cell table:formula="of:=0.53*[.I39]" office:value-type="float" office:value="2.02340026944876">
            <text:p>2.0234002694</text:p>
          </table:table-cell>
          <table:table-cell office:value-type="float" office:value="2">
            <text:p>2</text:p>
          </table:table-cell>
          <table:table-cell table:formula="of:=0.3125*[.R39]" office:value-type="float" office:value="100.3125">
            <text:p>100.3125</text:p>
          </table:table-cell>
          <table:table-cell table:formula="of:=0.3125*[.S39]" office:value-type="float" office:value="0">
            <text:p>0</text:p>
          </table:table-cell>
          <table:table-cell table:number-columns-repeated="2"/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.437">
            <text:p>0.437</text:p>
          </table:table-cell>
          <table:table-cell office:value-type="float" office:value="3.01">
            <text:p>3.01</text:p>
          </table:table-cell>
          <table:table-cell office:value-type="float" office:value="3">
            <text:p>3</text:p>
          </table:table-cell>
          <table:table-cell office:value-type="float" office:value="574.433422088623">
            <text:p>574.4334220886</text:p>
          </table:table-cell>
          <table:table-cell office:value-type="float" office:value="1.92614793777466">
            <text:p>1.9261479378</text:p>
          </table:table-cell>
          <table:table-cell office:value-type="float" office:value="3">
            <text:p>3</text:p>
          </table:table-cell>
          <table:table-cell table:formula="of:=0.53*[.H40]" office:value-type="float" office:value="304.44971370697">
            <text:p>304.449713707</text:p>
          </table:table-cell>
          <table:table-cell table:formula="of:=0.53*[.I40]" office:value-type="float" office:value="1.02085840702057">
            <text:p>1.020858407</text:p>
          </table:table-cell>
          <table:table-cell office:value-type="float" office:value="3">
            <text:p>3</text:p>
          </table:table-cell>
          <table:table-cell table:formula="of:=0.3125*[.R40]" office:value-type="float" office:value="67.1875">
            <text:p>67.1875</text:p>
          </table:table-cell>
          <table:table-cell table:formula="of:=0.3125*[.S40]" office:value-type="float" office:value="0.625">
            <text:p>0.625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0.3464">
            <text:p>0.3464</text:p>
          </table:table-cell>
          <table:table-cell office:value-type="float" office:value="4.013">
            <text:p>4.013</text:p>
          </table:table-cell>
          <table:table-cell office:value-type="float" office:value="4">
            <text:p>4</text:p>
          </table:table-cell>
          <table:table-cell office:value-type="float" office:value="1238.78965377808">
            <text:p>1238.7896537781</text:p>
          </table:table-cell>
          <table:table-cell office:value-type="float" office:value="21.8196332454681">
            <text:p>21.8196332455</text:p>
          </table:table-cell>
          <table:table-cell office:value-type="float" office:value="4">
            <text:p>4</text:p>
          </table:table-cell>
          <table:table-cell table:formula="of:=0.53*[.H41]" office:value-type="float" office:value="656.55851650238">
            <text:p>656.5585165024</text:p>
          </table:table-cell>
          <table:table-cell table:formula="of:=0.53*[.I41]" office:value-type="float" office:value="11.5644056200981">
            <text:p>11.5644056201</text:p>
          </table:table-cell>
          <table:table-cell office:value-type="float" office:value="4">
            <text:p>4</text:p>
          </table:table-cell>
          <table:table-cell table:formula="of:=0.3125*[.R41]" office:value-type="float" office:value="156.5625">
            <text:p>156.5625</text:p>
          </table:table-cell>
          <table:table-cell table:formula="of:=0.3125*[.S41]" office:value-type="float" office:value="0.9375">
            <text:p>0.9375</text:p>
          </table:table-cell>
          <table:table-cell table:number-columns-repeated="2"/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0.3126">
            <text:p>0.3126</text:p>
          </table:table-cell>
          <table:table-cell office:value-type="float" office:value="4.619">
            <text:p>4.619</text:p>
          </table:table-cell>
          <table:table-cell office:value-type="float" office:value="5">
            <text:p>5</text:p>
          </table:table-cell>
          <table:table-cell office:value-type="float" office:value="1249.96948242188">
            <text:p>1249.9694824219</text:p>
          </table:table-cell>
          <table:table-cell office:value-type="float" office:value="120.074534416199">
            <text:p>120.0745344162</text:p>
          </table:table-cell>
          <table:table-cell office:value-type="float" office:value="5">
            <text:p>5</text:p>
          </table:table-cell>
          <table:table-cell table:formula="of:=0.53*[.H42]" office:value-type="float" office:value="662.483825683594">
            <text:p>662.4838256836</text:p>
          </table:table-cell>
          <table:table-cell table:formula="of:=0.53*[.I42]" office:value-type="float" office:value="63.6395032405853">
            <text:p>63.6395032406</text:p>
          </table:table-cell>
          <table:table-cell office:value-type="float" office:value="5">
            <text:p>5</text:p>
          </table:table-cell>
          <table:table-cell table:formula="of:=0.3125*[.R42]" office:value-type="float" office:value="63.75">
            <text:p>63.75</text:p>
          </table:table-cell>
          <table:table-cell table:formula="of:=0.3125*[.S42]" office:value-type="float" office:value="1.875">
            <text:p>1.87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6">
            <text:p>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float" office:value="0.3198">
            <text:p>0.3198</text:p>
          </table:table-cell>
          <table:table-cell office:value-type="float" office:value="5.454">
            <text:p>5.454</text:p>
          </table:table-cell>
          <table:table-cell office:value-type="float" office:value="6">
            <text:p>6</text:p>
          </table:table-cell>
          <table:table-cell office:value-type="float" office:value="2328.65314483643">
            <text:p>2328.6531448364</text:p>
          </table:table-cell>
          <table:table-cell office:value-type="float" office:value="282.12423324585">
            <text:p>282.1242332459</text:p>
          </table:table-cell>
          <table:table-cell office:value-type="float" office:value="6">
            <text:p>6</text:p>
          </table:table-cell>
          <table:table-cell table:formula="of:=0.53*[.H43]" office:value-type="float" office:value="1234.18616676331">
            <text:p>1234.1861667633</text:p>
          </table:table-cell>
          <table:table-cell table:formula="of:=0.53*[.I43]" office:value-type="float" office:value="149.5258436203">
            <text:p>149.5258436203</text:p>
          </table:table-cell>
          <table:table-cell office:value-type="float" office:value="6">
            <text:p>6</text:p>
          </table:table-cell>
          <table:table-cell table:formula="of:=0.3125*[.R43]" office:value-type="float" office:value="27.1875">
            <text:p>27.1875</text:p>
          </table:table-cell>
          <table:table-cell table:formula="of:=0.3125*[.S43]" office:value-type="float" office:value="2.5">
            <text:p>2.5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7">
            <text:p>7</text:p>
          </table:table-cell>
          <table:table-cell office:value-type="float" office:value="0.4034">
            <text:p>0.4034</text:p>
          </table:table-cell>
          <table:table-cell office:value-type="float" office:value="5.84">
            <text:p>5.84</text:p>
          </table:table-cell>
          <table:table-cell office:value-type="float" office:value="7">
            <text:p>7</text:p>
          </table:table-cell>
          <table:table-cell office:value-type="float" office:value="2985.37178039551">
            <text:p>2985.3717803955</text:p>
          </table:table-cell>
          <table:table-cell office:value-type="float" office:value="354.495358467102">
            <text:p>354.4953584671</text:p>
          </table:table-cell>
          <table:table-cell office:value-type="float" office:value="7">
            <text:p>7</text:p>
          </table:table-cell>
          <table:table-cell table:formula="of:=0.53*[.H44]" office:value-type="float" office:value="1582.24704360962">
            <text:p>1582.2470436096</text:p>
          </table:table-cell>
          <table:table-cell table:formula="of:=0.53*[.I44]" office:value-type="float" office:value="187.882539987564">
            <text:p>187.8825399876</text:p>
          </table:table-cell>
          <table:table-cell office:value-type="float" office:value="7">
            <text:p>7</text:p>
          </table:table-cell>
          <table:table-cell table:formula="of:=0.3125*[.R44]" office:value-type="float" office:value="6.25">
            <text:p>6.25</text:p>
          </table:table-cell>
          <table:table-cell table:formula="of:=0.3125*[.S44]" office:value-type="float" office:value="2.5">
            <text:p>2.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float" office:value="0.6048">
            <text:p>0.6048</text:p>
          </table:table-cell>
          <table:table-cell office:value-type="float" office:value="5.391">
            <text:p>5.391</text:p>
          </table:table-cell>
          <table:table-cell office:value-type="float" office:value="8">
            <text:p>8</text:p>
          </table:table-cell>
          <table:table-cell office:value-type="float" office:value="2898.72951507568">
            <text:p>2898.7295150757</text:p>
          </table:table-cell>
          <table:table-cell office:value-type="float" office:value="442.300701141357">
            <text:p>442.3007011414</text:p>
          </table:table-cell>
          <table:table-cell office:value-type="float" office:value="8">
            <text:p>8</text:p>
          </table:table-cell>
          <table:table-cell table:formula="of:=0.53*[.H45]" office:value-type="float" office:value="1536.32664299011">
            <text:p>1536.3266429901</text:p>
          </table:table-cell>
          <table:table-cell table:formula="of:=0.53*[.I45]" office:value-type="float" office:value="234.419371604919">
            <text:p>234.4193716049</text:p>
          </table:table-cell>
          <table:table-cell office:value-type="float" office:value="8">
            <text:p>8</text:p>
          </table:table-cell>
          <table:table-cell table:formula="of:=0.3125*[.R45]" office:value-type="float" office:value="0.3125">
            <text:p>0.3125</text:p>
          </table:table-cell>
          <table:table-cell table:formula="of:=0.3125*[.S45]" office:value-type="float" office:value="0.3125">
            <text:p>0.312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.3522">
            <text:p>1.3522</text:p>
          </table:table-cell>
          <table:table-cell office:value-type="float" office:value="6.087">
            <text:p>6.087</text:p>
          </table:table-cell>
          <table:table-cell office:value-type="float" office:value="9">
            <text:p>9</text:p>
          </table:table-cell>
          <table:table-cell office:value-type="float" office:value="2376.08985900879">
            <text:p>2376.0898590088</text:p>
          </table:table-cell>
          <table:table-cell office:value-type="float" office:value="565.802097320557">
            <text:p>565.8020973206</text:p>
          </table:table-cell>
          <table:table-cell office:value-type="float" office:value="9">
            <text:p>9</text:p>
          </table:table-cell>
          <table:table-cell table:formula="of:=0.53*[.H46]" office:value-type="float" office:value="1259.32762527466">
            <text:p>1259.3276252747</text:p>
          </table:table-cell>
          <table:table-cell table:formula="of:=0.53*[.I46]" office:value-type="float" office:value="299.875111579895">
            <text:p>299.8751115799</text:p>
          </table:table-cell>
          <table:table-cell office:value-type="float" office:value="9">
            <text:p>9</text:p>
          </table:table-cell>
          <table:table-cell table:formula="of:=0.3125*[.R46]" office:value-type="float" office:value="0.9375">
            <text:p>0.9375</text:p>
          </table:table-cell>
          <table:table-cell table:formula="of:=0.3125*[.S46]" office:value-type="float" office:value="0.3125">
            <text:p>0.312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 table:number-rows-repeated="83">
          <table:table-cell table:number-columns-repeated="1024"/>
        </table:table-row>
        <table:table-row table:style-name="ro3">
          <table:table-cell table:number-columns-repeated="4"/>
          <table:table-cell table:style-name="ce4" office:value-type="string">
            <text:p>SECOND DNA RECOVERY EXPERIMENT DAT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style-name="ce5" office:value-type="string">
            <text:p>Optical Density </text:p>
          </table:table-cell>
          <table:table-cell table:number-columns-repeated="13"/>
          <table:table-cell table:style-name="ce4" office:value-type="string">
            <text:p>Colony Count 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C2R</text:p>
          </table:table-cell>
          <table:table-cell office:value-type="string">
            <text:p>C2G</text:p>
          </table:table-cell>
          <table:table-cell table:number-columns-repeated="12"/>
          <table:table-cell/>
          <table:table-cell office:value-type="string">
            <text:p>C2R-G</text:p>
          </table:table-cell>
          <table:table-cell office:value-type="string">
            <text:p>C2R-R</text:p>
          </table:table-cell>
          <table:table-cell/>
          <table:table-cell office:value-type="string">
            <text:p>C2G-G</text:p>
          </table:table-cell>
          <table:table-cell office:value-type="string">
            <text:p>C2G-R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 office:value-type="time" office:time-value="PT00H00M00S">
            <text:p>0:00</text:p>
          </table:table-cell>
          <table:table-cell office:value-type="float" office:value="1.1076">
            <text:p>1.1076</text:p>
          </table:table-cell>
          <table:table-cell office:value-type="float" office:value="1.2674">
            <text:p>1.2674</text:p>
          </table:table-cell>
          <table:table-cell table:number-columns-repeated="12"/>
          <table:table-cell table:style-name="ce2" office:value-type="time" office:time-value="PT00H00M00S">
            <text:p>0: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2" office:value-type="time" office:time-value="PT00H00M00S">
            <text:p>0: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 office:value-type="time" office:time-value="PT01H00M00S">
            <text:p>1:00</text:p>
          </table:table-cell>
          <table:table-cell office:value-type="float" office:value="1.716">
            <text:p>1.716</text:p>
          </table:table-cell>
          <table:table-cell office:value-type="float" office:value="1.868">
            <text:p>1.868</text:p>
          </table:table-cell>
          <table:table-cell table:number-columns-repeated="12"/>
          <table:table-cell table:style-name="ce2" office:value-type="time" office:time-value="PT01H00M00S">
            <text:p>1: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" office:value-type="time" office:time-value="PT01H00M00S">
            <text:p>1:00</text:p>
          </table:table-cell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 office:value-type="time" office:time-value="PT02H00M00S">
            <text:p>2:00</text:p>
          </table:table-cell>
          <table:table-cell office:value-type="float" office:value="2.2325">
            <text:p>2.2325</text:p>
          </table:table-cell>
          <table:table-cell office:value-type="float" office:value="2.5205">
            <text:p>2.5205</text:p>
          </table:table-cell>
          <table:table-cell table:number-columns-repeated="12"/>
          <table:table-cell table:style-name="ce2" office:value-type="time" office:time-value="PT02H00M00S">
            <text:p>2:00</text:p>
          </table:table-cell>
          <table:table-cell table:number-columns-repeated="2" office:value-type="float" office:value="0">
            <text:p>0</text:p>
          </table:table-cell>
          <table:table-cell table:style-name="ce2" office:value-type="time" office:time-value="PT02H00M00S">
            <text:p>2:00</text:p>
          </table:table-cell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 office:value-type="time" office:time-value="PT03H00M00S">
            <text:p>3:00</text:p>
          </table:table-cell>
          <table:table-cell office:value-type="float" office:value="4.3095">
            <text:p>4.3095</text:p>
          </table:table-cell>
          <table:table-cell office:value-type="float" office:value="2.9345">
            <text:p>2.9345</text:p>
          </table:table-cell>
          <table:table-cell table:number-columns-repeated="12"/>
          <table:table-cell table:style-name="ce2" office:value-type="time" office:time-value="PT03H00M00S">
            <text:p>3: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2" office:value-type="time" office:time-value="PT03H00M00S">
            <text:p>3: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 office:value-type="time" office:time-value="PT04H00M00S">
            <text:p>4:00</text:p>
          </table:table-cell>
          <table:table-cell office:value-type="float" office:value="2.231">
            <text:p>2.231</text:p>
          </table:table-cell>
          <table:table-cell office:value-type="float" office:value="1.654">
            <text:p>1.654</text:p>
          </table:table-cell>
          <table:table-cell table:number-columns-repeated="12"/>
          <table:table-cell table:style-name="ce2" office:value-type="time" office:time-value="PT04H00M00S">
            <text:p>4:0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style-name="ce2" office:value-type="time" office:time-value="PT04H00M00S">
            <text:p>4: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 office:value-type="time" office:time-value="PT05H00M00S">
            <text:p>5:00</text:p>
          </table:table-cell>
          <table:table-cell office:value-type="float" office:value="2.766">
            <text:p>2.766</text:p>
          </table:table-cell>
          <table:table-cell office:value-type="float" office:value="1.944">
            <text:p>1.944</text:p>
          </table:table-cell>
          <table:table-cell table:number-columns-repeated="12"/>
          <table:table-cell table:style-name="ce2" office:value-type="time" office:time-value="PT05H00M00S">
            <text:p>5:0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style-name="ce2" office:value-type="time" office:time-value="PT05H00M00S">
            <text:p>5:00</text:p>
          </table:table-cell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 office:value-type="time" office:time-value="PT06H00M00S">
            <text:p>6:00</text:p>
          </table:table-cell>
          <table:table-cell office:value-type="float" office:value="3.386">
            <text:p>3.386</text:p>
          </table:table-cell>
          <table:table-cell office:value-type="float" office:value="3.466">
            <text:p>3.466</text:p>
          </table:table-cell>
          <table:table-cell table:number-columns-repeated="12"/>
          <table:table-cell table:style-name="ce2" office:value-type="time" office:time-value="PT06H00M00S">
            <text:p>6:0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2" office:value-type="time" office:time-value="PT06H00M00S">
            <text:p>6: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 office:value-type="time" office:time-value="PT07H00M00S">
            <text:p>7:00</text:p>
          </table:table-cell>
          <table:table-cell office:value-type="float" office:value="2.796">
            <text:p>2.796</text:p>
          </table:table-cell>
          <table:table-cell office:value-type="float" office:value="2.084">
            <text:p>2.084</text:p>
          </table:table-cell>
          <table:table-cell table:number-columns-repeated="12"/>
          <table:table-cell table:style-name="ce2" office:value-type="time" office:time-value="PT07H00M00S">
            <text:p>7:0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style-name="ce2" office:value-type="time" office:time-value="PT07H00M00S">
            <text:p>7: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Fluorescence Data</text:p>
          </table:table-cell>
          <table:table-cell table:number-columns-repeated="1021"/>
        </table:table-row>
        <table:table-row table:style-name="ro2">
          <table:table-cell table:number-columns-repeated="4"/>
          <table:table-cell office:value-type="string">
            <text:p>Original </text:p>
          </table:table-cell>
          <table:table-cell office:value-type="string">
            <text:p>C2 GFP</text:p>
          </table:table-cell>
          <table:table-cell office:value-type="string">
            <text:p>C2 RFP</text:p>
          </table:table-cell>
          <table:table-cell office:value-type="string">
            <text:p>C11 GFP</text:p>
          </table:table-cell>
          <table:table-cell office:value-type="string">
            <text:p>C11 RFP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OD</text:p>
          </table:table-cell>
          <table:table-cell office:value-type="float" office:value="2.422">
            <text:p>2.422</text:p>
          </table:table-cell>
          <table:table-cell office:value-type="float" office:value="0.1401">
            <text:p>0.1401</text:p>
          </table:table-cell>
          <table:table-cell office:value-type="float" office:value="0.4784">
            <text:p>0.4784</text:p>
          </table:table-cell>
          <table:table-cell office:value-type="float" office:value="0.359">
            <text:p>0.359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GFP</text:p>
          </table:table-cell>
          <table:table-cell/>
          <table:table-cell table:style-name="ce6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7" office:value-type="string">
            <text:p>A</text:p>
          </table:table-cell>
          <table:table-cell table:style-name="ce8" office:value-type="float" office:value="10044">
            <text:p>10044</text:p>
          </table:table-cell>
          <table:table-cell table:style-name="ce8" office:value-type="float" office:value="13487">
            <text:p>13487</text:p>
          </table:table-cell>
          <table:table-cell table:style-name="ce8" office:value-type="float" office:value="17082">
            <text:p>17082</text:p>
          </table:table-cell>
          <table:table-cell table:style-name="ce8" office:value-type="float" office:value="19635">
            <text:p>19635</text:p>
          </table:table-cell>
          <table:table-cell table:style-name="ce8" office:value-type="float" office:value="29685">
            <text:p>29685</text:p>
          </table:table-cell>
          <table:table-cell table:style-name="ce8" office:value-type="float" office:value="39498">
            <text:p>39498</text:p>
          </table:table-cell>
          <table:table-cell table:style-name="ce8" office:value-type="float" office:value="51915">
            <text:p>51915</text:p>
          </table:table-cell>
          <table:table-cell table:style-name="ce8" office:value-type="float" office:value="62639">
            <text:p>6263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485515">
            <text:p>485,515</text:p>
          </table:table-cell>
          <table:table-cell table:number-columns-repeated="1006"/>
        </table:table-row>
        <table:table-row table:style-name="ro4">
          <table:table-cell table:number-columns-repeated="4"/>
          <table:table-cell table:style-name="ce7" office:value-type="string">
            <text:p>B</text:p>
          </table:table-cell>
          <table:table-cell table:style-name="ce8" office:value-type="float" office:value="8783">
            <text:p>8783</text:p>
          </table:table-cell>
          <table:table-cell table:style-name="ce8" office:value-type="float" office:value="6450">
            <text:p>6450</text:p>
          </table:table-cell>
          <table:table-cell table:style-name="ce8" office:value-type="float" office:value="6954">
            <text:p>6954</text:p>
          </table:table-cell>
          <table:table-cell table:style-name="ce8" office:value-type="float" office:value="7208">
            <text:p>7208</text:p>
          </table:table-cell>
          <table:table-cell table:style-name="ce8" office:value-type="float" office:value="8152">
            <text:p>8152</text:p>
          </table:table-cell>
          <table:table-cell table:style-name="ce8" office:value-type="float" office:value="7433">
            <text:p>7433</text:p>
          </table:table-cell>
          <table:table-cell table:style-name="ce8" office:value-type="float" office:value="7886">
            <text:p>7886</text:p>
          </table:table-cell>
          <table:table-cell table:style-name="ce8" office:value-type="float" office:value="8257">
            <text:p>825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9">
            <text:p>29</text:p>
          </table:table-cell>
          <table:table-cell table:style-name="ce10" office:value-type="float" office:value="485515">
            <text:p>485,515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7" office:value-type="string">
            <text:p>C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3">
            <text:p>13</text:p>
          </table:table-cell>
          <table:table-cell table:style-name="ce10" office:value-type="float" office:value="485515">
            <text:p>485,515</text:p>
          </table:table-cell>
          <table:table-cell table:number-columns-repeated="4"/>
          <table:table-cell table:style-name="ce5" office:value-type="string">
            <text:p>qPCR DATA</text:p>
          </table:table-cell>
          <table:table-cell table:number-columns-repeated="1001"/>
        </table:table-row>
        <table:table-row table:style-name="ro4">
          <table:table-cell table:number-columns-repeated="4"/>
          <table:table-cell table:style-name="ce7" office:value-type="string">
            <text:p>D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3">
            <text:p>23</text:p>
          </table:table-cell>
          <table:table-cell table:style-name="ce10" office:value-type="float" office:value="485515">
            <text:p>485,515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7" office:value-type="string">
            <text:p>E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2">
            <text:p>12</text:p>
          </table:table-cell>
          <table:table-cell table:style-name="ce10" office:value-type="float" office:value="485515">
            <text:p>485,515</text:p>
          </table:table-cell>
          <table:table-cell table:number-columns-repeated="4"/>
          <table:table-cell table:style-name="ce11" office:value-type="string">
            <text:p>C2R, C11G culture</text:p>
          </table:table-cell>
          <table:table-cell table:style-name="ce11" table:number-columns-repeated="7"/>
          <table:table-cell table:style-name="Normal_20_2"/>
          <table:table-cell table:number-columns-repeated="993"/>
        </table:table-row>
        <table:table-row table:style-name="ro6">
          <table:table-cell table:number-columns-repeated="4"/>
          <table:table-cell table:style-name="ce7" office:value-type="string">
            <text:p>F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10" office:value-type="float" office:value="485515">
            <text:p>485,515</text:p>
          </table:table-cell>
          <table:table-cell table:number-columns-repeated="4"/>
          <table:table-cell table:style-name="ce11" table:number-columns-repeated="8"/>
          <table:table-cell table:number-columns-repeated="994"/>
        </table:table-row>
        <table:table-row table:style-name="ro6">
          <table:table-cell table:number-columns-repeated="4"/>
          <table:table-cell table:style-name="ce7" office:value-type="string">
            <text:p>G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">
            <text:p>13</text:p>
          </table:table-cell>
          <table:table-cell table:style-name="ce10" office:value-type="float" office:value="485515">
            <text:p>485,515</text:p>
          </table:table-cell>
          <table:table-cell table:number-columns-repeated="4"/>
          <table:table-cell table:style-name="ce11" table:number-columns-repeated="8"/>
          <table:table-cell table:number-columns-repeated="994"/>
        </table:table-row>
        <table:table-row table:style-name="ro6">
          <table:table-cell table:number-columns-repeated="4"/>
          <table:table-cell table:style-name="ce7" office:value-type="string">
            <text:p>H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10" office:value-type="float" office:value="485515">
            <text:p>485,515</text:p>
          </table:table-cell>
          <table:table-cell table:number-columns-repeated="4"/>
          <table:table-cell table:style-name="ce11" office:value-type="string">
            <text:p>time [h]</text:p>
          </table:table-cell>
          <table:table-cell table:style-name="ce11"/>
          <table:table-cell table:style-name="ce11" office:value-type="string">
            <text:p>pg DNA per µl</text:p>
          </table:table-cell>
          <table:table-cell table:style-name="ce11" table:number-columns-repeated="2"/>
          <table:table-cell table:style-name="ce11" office:value-type="string">
            <text:p>mRFP1/GFP genes in supernatant [pM]</text:p>
          </table:table-cell>
          <table:table-cell table:style-name="ce11" table:number-columns-repeated="2"/>
          <table:table-cell table:number-columns-repeated="994"/>
        </table:table-row>
        <table:table-row table:style-name="ro2">
          <table:table-cell table:number-columns-repeated="22"/>
          <table:table-cell table:style-name="ce11" table:number-columns-repeated="8"/>
          <table:table-cell table:number-columns-repeated="994"/>
        </table:table-row>
        <table:table-row table:style-name="ro2">
          <table:table-cell table:number-columns-repeated="22"/>
          <table:table-cell table:style-name="ce11" table:number-columns-repeated="2"/>
          <table:table-cell table:style-name="ce11" office:value-type="string">
            <text:p>RFP</text:p>
          </table:table-cell>
          <table:table-cell table:style-name="ce11" office:value-type="string">
            <text:p>GFP</text:p>
          </table:table-cell>
          <table:table-cell table:style-name="ce11" office:value-type="string">
            <text:p>Time</text:p>
          </table:table-cell>
          <table:table-cell table:style-name="ce11" office:value-type="string">
            <text:p>RFP</text:p>
          </table:table-cell>
          <table:table-cell table:style-name="ce11" office:value-type="string">
            <text:p>GFP</text:p>
          </table:table-cell>
          <table:table-cell table:style-name="ce11"/>
          <table:table-cell table:number-columns-repeated="994"/>
        </table:table-row>
        <table:table-row table:style-name="ro2">
          <table:table-cell table:number-columns-repeated="22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15.0289326906204">
            <text:p>15.0289326906</text:p>
          </table:table-cell>
          <table:table-cell table:style-name="ce11" office:value-type="float" office:value="0.20016860216856">
            <text:p>0.2001686022</text:p>
          </table:table-cell>
          <table:table-cell table:style-name="ce11" office:value-type="float" office:value="0">
            <text:p>0</text:p>
          </table:table-cell>
          <table:table-cell table:style-name="ce11" table:formula="of:=0.53*[.Y166]" office:value-type="float" office:value="7.96533432602882">
            <text:p>7.965334326</text:p>
          </table:table-cell>
          <table:table-cell table:style-name="ce11" table:formula="of:=0.53*[.Z166]" office:value-type="float" office:value="0.106089359149337">
            <text:p>0.1060893591</text:p>
          </table:table-cell>
          <table:table-cell table:style-name="ce11"/>
          <table:table-cell table:number-columns-repeated="994"/>
        </table:table-row>
        <table:table-row table:style-name="ro6">
          <table:table-cell table:number-columns-repeated="2"/>
          <table:table-cell office:value-type="string">
            <text:p>RFP</text:p>
          </table:table-cell>
          <table:table-cell/>
          <table:table-cell table:style-name="ce6"/>
          <table:table-cell table:style-name="ce9" office:value-type="time" office:time-value="PT00H00M00S">
            <text:p>0:00</text:p>
          </table:table-cell>
          <table:table-cell table:style-name="ce9" office:value-type="time" office:time-value="PT01H00M00S">
            <text:p>1:00</text:p>
          </table:table-cell>
          <table:table-cell table:style-name="ce9" office:value-type="time" office:time-value="PT02H00M00S">
            <text:p>2:00</text:p>
          </table:table-cell>
          <table:table-cell table:style-name="ce9" office:value-type="time" office:time-value="PT03H00M00S">
            <text:p>3:00</text:p>
          </table:table-cell>
          <table:table-cell table:style-name="ce9" office:value-type="time" office:time-value="PT04H00M00S">
            <text:p>4:00</text:p>
          </table:table-cell>
          <table:table-cell table:style-name="ce9" office:value-type="time" office:time-value="PT05H00M00S">
            <text:p>5:00</text:p>
          </table:table-cell>
          <table:table-cell table:style-name="ce9" office:value-type="time" office:time-value="PT06H00M00S">
            <text:p>6:00</text:p>
          </table:table-cell>
          <table:table-cell table:style-name="ce9" office:value-type="time" office:time-value="PT07H00M00S">
            <text:p>7:00</text:p>
          </table:table-cell>
          <table:table-cell table:style-name="ce9" table:number-columns-repeated="2"/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number-columns-repeated="5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4.7605031728745">
            <text:p>14.7605031729</text:p>
          </table:table-cell>
          <table:table-cell table:style-name="ce11" office:value-type="float" office:value="0.1723438850604">
            <text:p>0.1723438851</text:p>
          </table:table-cell>
          <table:table-cell table:style-name="ce11" office:value-type="float" office:value="1">
            <text:p>1</text:p>
          </table:table-cell>
          <table:table-cell table:style-name="ce11" table:formula="of:=0.53*[.Y167]" office:value-type="float" office:value="7.82306668162346">
            <text:p>7.8230666816</text:p>
          </table:table-cell>
          <table:table-cell table:style-name="ce11" table:formula="of:=0.53*[.Z167]" office:value-type="float" office:value="0.0913422590820119">
            <text:p>0.0913422591</text:p>
          </table:table-cell>
          <table:table-cell table:style-name="ce11"/>
          <table:table-cell table:number-columns-repeated="994"/>
        </table:table-row>
        <table:table-row table:style-name="ro7">
          <table:table-cell table:number-columns-repeated="4"/>
          <table:table-cell table:style-name="ce7" office:value-type="string">
            <text:p>C2-RFP &amp; C11-GFP</text:p>
          </table:table-cell>
          <table:table-cell table:style-name="ce8" office:value-type="float" office:value="643">
            <text:p>643</text:p>
          </table:table-cell>
          <table:table-cell table:style-name="ce8" office:value-type="float" office:value="874">
            <text:p>874</text:p>
          </table:table-cell>
          <table:table-cell table:style-name="ce8" office:value-type="float" office:value="846">
            <text:p>846</text:p>
          </table:table-cell>
          <table:table-cell table:style-name="ce8" office:value-type="float" office:value="714">
            <text:p>714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85615">
            <text:p>585,615</text:p>
          </table:table-cell>
          <table:table-cell table:number-columns-repeated="4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5.7401204109192">
            <text:p>15.7401204109</text:p>
          </table:table-cell>
          <table:table-cell table:style-name="ce11" office:value-type="float" office:value="0.170692999381572">
            <text:p>0.1706929994</text:p>
          </table:table-cell>
          <table:table-cell table:style-name="ce11" office:value-type="float" office:value="2">
            <text:p>2</text:p>
          </table:table-cell>
          <table:table-cell table:style-name="ce11" table:formula="of:=0.53*[.Y168]" office:value-type="float" office:value="8.34226381778717">
            <text:p>8.3422638178</text:p>
          </table:table-cell>
          <table:table-cell table:style-name="ce11" table:formula="of:=0.53*[.Z168]" office:value-type="float" office:value="0.0904672896722332">
            <text:p>0.0904672897</text:p>
          </table:table-cell>
          <table:table-cell table:style-name="ce11"/>
          <table:table-cell table:number-columns-repeated="994"/>
        </table:table-row>
        <table:table-row table:style-name="ro7">
          <table:table-cell table:number-columns-repeated="4"/>
          <table:table-cell table:style-name="ce7" office:value-type="string">
            <text:p>C2-GFP &amp; C11 RFP</text:p>
          </table:table-cell>
          <table:table-cell table:style-name="ce8" office:value-type="float" office:value="504">
            <text:p>504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614">
            <text:p>614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741">
            <text:p>741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844">
            <text:p>844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10" office:value-type="float" office:value="585615">
            <text:p>585,615</text:p>
          </table:table-cell>
          <table:table-cell table:number-columns-repeated="4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0.944687128067">
            <text:p>30.9446871281</text:p>
          </table:table-cell>
          <table:table-cell table:style-name="ce11" office:value-type="float" office:value="10.4785539209843">
            <text:p>10.478553921</text:p>
          </table:table-cell>
          <table:table-cell table:style-name="ce11" office:value-type="float" office:value="3">
            <text:p>3</text:p>
          </table:table-cell>
          <table:table-cell table:style-name="ce11" table:formula="of:=0.53*[.Y169]" office:value-type="float" office:value="16.4006841778755">
            <text:p>16.4006841779</text:p>
          </table:table-cell>
          <table:table-cell table:style-name="ce11" table:formula="of:=0.53*[.Z169]" office:value-type="float" office:value="5.55363357812166">
            <text:p>5.5536335781</text:p>
          </table:table-cell>
          <table:table-cell table:style-name="ce11"/>
          <table:table-cell table:number-columns-repeated="994"/>
        </table:table-row>
        <table:table-row table:style-name="ro6">
          <table:table-cell table:number-columns-repeated="4"/>
          <table:table-cell table:style-name="ce7" office:value-type="string">
            <text:p>C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585615">
            <text:p>585,615</text:p>
          </table:table-cell>
          <table:table-cell table:number-columns-repeated="4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113.089060783386">
            <text:p>113.0890607834</text:p>
          </table:table-cell>
          <table:table-cell table:style-name="ce11" office:value-type="float" office:value="83.0835044384003">
            <text:p>83.0835044384</text:p>
          </table:table-cell>
          <table:table-cell table:style-name="ce11" office:value-type="float" office:value="4">
            <text:p>4</text:p>
          </table:table-cell>
          <table:table-cell table:style-name="ce11" table:formula="of:=0.53*[.Y170]" office:value-type="float" office:value="59.9372022151947">
            <text:p>59.9372022152</text:p>
          </table:table-cell>
          <table:table-cell table:style-name="ce11" table:formula="of:=0.53*[.Z170]" office:value-type="float" office:value="44.0342573523521">
            <text:p>44.0342573524</text:p>
          </table:table-cell>
          <table:table-cell table:style-name="ce11"/>
          <table:table-cell table:number-columns-repeated="994"/>
        </table:table-row>
        <table:table-row table:style-name="ro6">
          <table:table-cell table:number-columns-repeated="4"/>
          <table:table-cell table:style-name="ce7" office:value-type="string">
            <text:p>D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6">
            <text:p>1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6">
            <text:p>16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10" office:value-type="float" office:value="585615">
            <text:p>585,615</text:p>
          </table:table-cell>
          <table:table-cell table:number-columns-repeated="4"/>
          <table:table-cell table:style-name="ce11" office:value-type="float" office:value="5">
            <text:p>5</text:p>
          </table:table-cell>
          <table:table-cell table:style-name="ce11"/>
          <table:table-cell table:style-name="ce11" office:value-type="float" office:value="356.056380271912">
            <text:p>356.0563802719</text:p>
          </table:table-cell>
          <table:table-cell table:style-name="ce11" office:value-type="float" office:value="4.72331196069717">
            <text:p>4.7233119607</text:p>
          </table:table-cell>
          <table:table-cell table:style-name="ce11" office:value-type="float" office:value="5">
            <text:p>5</text:p>
          </table:table-cell>
          <table:table-cell table:style-name="ce11" table:formula="of:=0.53*[.Y171]" office:value-type="float" office:value="188.709881544113">
            <text:p>188.7098815441</text:p>
          </table:table-cell>
          <table:table-cell table:style-name="ce11" table:formula="of:=0.53*[.Z171]" office:value-type="float" office:value="2.5033553391695">
            <text:p>2.5033553392</text:p>
          </table:table-cell>
          <table:table-cell table:style-name="ce11"/>
          <table:table-cell table:number-columns-repeated="994"/>
        </table:table-row>
        <table:table-row table:style-name="ro6">
          <table:table-cell table:number-columns-repeated="4"/>
          <table:table-cell table:style-name="ce7" office:value-type="string">
            <text:p>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">
            <text:p>13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85615">
            <text:p>585,615</text:p>
          </table:table-cell>
          <table:table-cell table:number-columns-repeated="4"/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965.464878082275">
            <text:p>965.4648780823</text:p>
          </table:table-cell>
          <table:table-cell table:style-name="ce11" office:value-type="float" office:value="13.9805749058723">
            <text:p>13.9805749059</text:p>
          </table:table-cell>
          <table:table-cell table:style-name="ce11" office:value-type="float" office:value="6">
            <text:p>6</text:p>
          </table:table-cell>
          <table:table-cell table:style-name="ce11" table:formula="of:=0.53*[.Y172]" office:value-type="float" office:value="511.696385383606">
            <text:p>511.6963853836</text:p>
          </table:table-cell>
          <table:table-cell table:style-name="ce11" table:formula="of:=0.53*[.Z172]" office:value-type="float" office:value="7.40970470011234">
            <text:p>7.4097047001</text:p>
          </table:table-cell>
          <table:table-cell table:style-name="ce11"/>
          <table:table-cell table:number-columns-repeated="994"/>
        </table:table-row>
        <table:table-row table:style-name="ro6">
          <table:table-cell table:number-columns-repeated="4"/>
          <table:table-cell table:style-name="ce7" office:value-type="string">
            <text:p>F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">
            <text:p>1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85615">
            <text:p>585,615</text:p>
          </table:table-cell>
          <table:table-cell table:number-columns-repeated="4"/>
          <table:table-cell table:style-name="ce11" office:value-type="float" office:value="7">
            <text:p>7</text:p>
          </table:table-cell>
          <table:table-cell table:style-name="ce11"/>
          <table:table-cell table:style-name="ce11" office:value-type="float" office:value="1267.47970581055">
            <text:p>1267.4797058106</text:p>
          </table:table-cell>
          <table:table-cell table:style-name="ce11" office:value-type="float" office:value="22.9752942919731">
            <text:p>22.975294292</text:p>
          </table:table-cell>
          <table:table-cell table:style-name="ce11" office:value-type="float" office:value="7">
            <text:p>7</text:p>
          </table:table-cell>
          <table:table-cell table:style-name="ce11" table:formula="of:=0.53*[.Y173]" office:value-type="float" office:value="671.76424407959">
            <text:p>671.7642440796</text:p>
          </table:table-cell>
          <table:table-cell table:style-name="ce11" table:formula="of:=0.53*[.Z173]" office:value-type="float" office:value="12.1769059747458">
            <text:p>12.1769059747</text:p>
          </table:table-cell>
          <table:table-cell table:style-name="ce11"/>
          <table:table-cell table:number-columns-repeated="994"/>
        </table:table-row>
        <table:table-row table:style-name="ro6">
          <table:table-cell table:number-columns-repeated="4"/>
          <table:table-cell table:style-name="ce7" office:value-type="string">
            <text:p>G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10" office:value-type="float" office:value="585615">
            <text:p>585,615</text:p>
          </table:table-cell>
          <table:table-cell table:number-columns-repeated="4"/>
          <table:table-cell table:style-name="ce11" table:number-columns-repeated="8"/>
          <table:table-cell table:number-columns-repeated="994"/>
        </table:table-row>
        <table:table-row table:style-name="ro6">
          <table:table-cell table:number-columns-repeated="4"/>
          <table:table-cell table:style-name="ce7" office:value-type="string">
            <text:p>H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number-columns-repeated="5" table:style-name="ce8" office:value-type="float" office:value="0">
            <text:p>0</text:p>
          </table:table-cell>
          <table:table-cell table:style-name="ce10" office:value-type="float" office:value="585615">
            <text:p>585,615</text:p>
          </table:table-cell>
          <table:table-cell table:number-columns-repeated="4"/>
          <table:table-cell table:style-name="ce11" table:number-columns-repeated="8"/>
          <table:table-cell table:number-columns-repeated="994"/>
        </table:table-row>
        <table:table-row table:style-name="ro2" table:number-rows-repeated="2">
          <table:table-cell table:number-columns-repeated="22"/>
          <table:table-cell table:style-name="ce11" table:number-columns-repeated="8"/>
          <table:table-cell table:number-columns-repeated="994"/>
        </table:table-row>
        <table:table-row table:style-name="ro2" table:number-rows-repeated="2">
          <table:table-cell table:number-columns-repeated="22"/>
          <table:table-cell table:style-name="ce12" table:number-columns-repeated="8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string">
            <text:p>C2G, C11R culture</text:p>
          </table:table-cell>
          <table:table-cell table:style-name="ce12" table:number-columns-repeated="7"/>
          <table:table-cell table:number-columns-repeated="994"/>
        </table:table-row>
        <table:table-row table:style-name="ro2" table:number-rows-repeated="2">
          <table:table-cell table:number-columns-repeated="22"/>
          <table:table-cell table:style-name="ce12" table:number-columns-repeated="8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string">
            <text:p>time [h]</text:p>
          </table:table-cell>
          <table:table-cell table:style-name="ce12"/>
          <table:table-cell table:style-name="ce12" office:value-type="string">
            <text:p>pg DNA per µl</text:p>
          </table:table-cell>
          <table:table-cell table:style-name="ce12" table:number-columns-repeated="2"/>
          <table:table-cell table:style-name="ce12" office:value-type="string">
            <text:p>mRFP1/GFP genes in supernatant [pM]</text:p>
          </table:table-cell>
          <table:table-cell table:style-name="ce12" table:number-columns-repeated="2"/>
          <table:table-cell table:number-columns-repeated="994"/>
        </table:table-row>
        <table:table-row table:style-name="ro2">
          <table:table-cell table:number-columns-repeated="22"/>
          <table:table-cell table:style-name="ce12" table:number-columns-repeated="8"/>
          <table:table-cell table:number-columns-repeated="994"/>
        </table:table-row>
        <table:table-row table:style-name="ro2">
          <table:table-cell table:number-columns-repeated="22"/>
          <table:table-cell table:style-name="ce12" table:number-columns-repeated="2"/>
          <table:table-cell table:style-name="ce12" office:value-type="string">
            <text:p>RFP</text:p>
          </table:table-cell>
          <table:table-cell table:style-name="ce12" office:value-type="string">
            <text:p>GFP</text:p>
          </table:table-cell>
          <table:table-cell table:style-name="ce11" office:value-type="string">
            <text:p>Time</text:p>
          </table:table-cell>
          <table:table-cell table:style-name="ce12" office:value-type="string">
            <text:p>RFP</text:p>
          </table:table-cell>
          <table:table-cell table:style-name="ce12" office:value-type="string">
            <text:p>GFP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float" office:value="0.357935018837452">
            <text:p>0.3579350188</text:p>
          </table:table-cell>
          <table:table-cell table:style-name="ce12" office:value-type="float" office:value="2.2948183119297">
            <text:p>2.2948183119</text:p>
          </table:table-cell>
          <table:table-cell table:style-name="ce11" office:value-type="float" office:value="0">
            <text:p>0</text:p>
          </table:table-cell>
          <table:table-cell table:style-name="ce12" table:formula="of:=0.53*[.Y186]" office:value-type="float" office:value="0.18970555998385">
            <text:p>0.18970556</text:p>
          </table:table-cell>
          <table:table-cell table:style-name="ce12" table:formula="of:=0.53*[.Z186]" office:value-type="float" office:value="1.21625370532274">
            <text:p>1.2162537053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0.373549503274262">
            <text:p>0.3735495033</text:p>
          </table:table-cell>
          <table:table-cell table:style-name="ce12" office:value-type="float" office:value="2.11658198386431">
            <text:p>2.1165819839</text:p>
          </table:table-cell>
          <table:table-cell table:style-name="ce11" office:value-type="float" office:value="1">
            <text:p>1</text:p>
          </table:table-cell>
          <table:table-cell table:style-name="ce12" table:formula="of:=0.53*[.Y187]" office:value-type="float" office:value="0.197981236735359">
            <text:p>0.1979812367</text:p>
          </table:table-cell>
          <table:table-cell table:style-name="ce12" table:formula="of:=0.53*[.Z187]" office:value-type="float" office:value="1.12178845144808">
            <text:p>1.1217884514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0.713683571666479">
            <text:p>0.7136835717</text:p>
          </table:table-cell>
          <table:table-cell table:style-name="ce12" office:value-type="float" office:value="2.52723675221205">
            <text:p>2.5272367522</text:p>
          </table:table-cell>
          <table:table-cell table:style-name="ce11" office:value-type="float" office:value="2">
            <text:p>2</text:p>
          </table:table-cell>
          <table:table-cell table:style-name="ce12" table:formula="of:=0.53*[.Y188]" office:value-type="float" office:value="0.378252292983234">
            <text:p>0.378252293</text:p>
          </table:table-cell>
          <table:table-cell table:style-name="ce12" table:formula="of:=0.53*[.Z188]" office:value-type="float" office:value="1.33943547867239">
            <text:p>1.3394354787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2.93661113828421">
            <text:p>2.9366111383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table:formula="of:=0.53*[.Y189]" office:value-type="float" office:value="1.55640390329063">
            <text:p>1.5564039033</text:p>
          </table:table-cell>
          <table:table-cell table:style-name="ce12" table:formula="of:=0.53*[.Z189]" office:value-type="float" office:value="0">
            <text:p>0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float" office:value="4">
            <text:p>4</text:p>
          </table:table-cell>
          <table:table-cell table:style-name="ce12"/>
          <table:table-cell table:style-name="ce12" office:value-type="float" office:value="41.1757230758667">
            <text:p>41.1757230759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2" table:formula="of:=0.53*[.Y190]" office:value-type="float" office:value="21.8231332302093">
            <text:p>21.8231332302</text:p>
          </table:table-cell>
          <table:table-cell table:style-name="ce12" table:formula="of:=0.53*[.Z190]" office:value-type="float" office:value="0">
            <text:p>0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float" office:value="5">
            <text:p>5</text:p>
          </table:table-cell>
          <table:table-cell table:style-name="ce12"/>
          <table:table-cell table:style-name="ce12" office:value-type="float" office:value="136.285746097565">
            <text:p>136.2857460976</text:p>
          </table:table-cell>
          <table:table-cell table:style-name="ce12" office:value-type="float" office:value="234.661221504211">
            <text:p>234.6612215042</text:p>
          </table:table-cell>
          <table:table-cell table:style-name="ce11" office:value-type="float" office:value="5">
            <text:p>5</text:p>
          </table:table-cell>
          <table:table-cell table:style-name="ce12" table:formula="of:=0.53*[.Y191]" office:value-type="float" office:value="72.2314454317093">
            <text:p>72.2314454317</text:p>
          </table:table-cell>
          <table:table-cell table:style-name="ce12" table:formula="of:=0.53*[.Z191]" office:value-type="float" office:value="124.370447397232">
            <text:p>124.3704473972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28.450131416321">
            <text:p>328.4501314163</text:p>
          </table:table-cell>
          <table:table-cell table:style-name="ce12" office:value-type="float" office:value="623.382186889648">
            <text:p>623.3821868896</text:p>
          </table:table-cell>
          <table:table-cell table:style-name="ce11" office:value-type="float" office:value="6">
            <text:p>6</text:p>
          </table:table-cell>
          <table:table-cell table:style-name="ce12" table:formula="of:=0.53*[.Y192]" office:value-type="float" office:value="174.07856965065">
            <text:p>174.0785696507</text:p>
          </table:table-cell>
          <table:table-cell table:style-name="ce12" table:formula="of:=0.53*[.Z192]" office:value-type="float" office:value="330.392559051514">
            <text:p>330.3925590515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442.531108856201">
            <text:p>442.5311088562</text:p>
          </table:table-cell>
          <table:table-cell table:style-name="ce12" office:value-type="float" office:value="827.707481384277">
            <text:p>827.7074813843</text:p>
          </table:table-cell>
          <table:table-cell table:style-name="ce11" office:value-type="float" office:value="7">
            <text:p>7</text:p>
          </table:table-cell>
          <table:table-cell table:style-name="ce12" table:formula="of:=0.53*[.Y193]" office:value-type="float" office:value="234.541487693787">
            <text:p>234.5414876938</text:p>
          </table:table-cell>
          <table:table-cell table:style-name="ce12" table:formula="of:=0.53*[.Z193]" office:value-type="float" office:value="438.684965133667">
            <text:p>438.6849651337</text:p>
          </table:table-cell>
          <table:table-cell table:style-name="ce12"/>
          <table:table-cell table:number-columns-repeated="994"/>
        </table:table-row>
        <table:table-row table:style-name="ro2">
          <table:table-cell table:number-columns-repeated="22"/>
          <table:table-cell table:style-name="ce12" table:number-columns-repeated="8"/>
          <table:table-cell table:number-columns-repeated="994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text>Fr.</number:text>
      <number:number number:decimal-places="0" number:min-integer-digits="1" number:grouping="true"/>
      <number:text> </number:text>
    </number:number-style>
    <number:number-style style:name="N116">
      <number:text>(Fr.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Fr.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Fr.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Fr.</number:text>
      <number:number number:decimal-places="2" number:min-integer-digits="1" number:grouping="true"/>
      <number:text> </number:text>
    </number:number-style>
    <number:number-style style:name="N118">
      <number:text>(Fr.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Fr.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Fr.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r.</number:text>
      <number:number number:decimal-places="0" number:min-integer-digits="1" number:grouping="true"/>
      <number:text> </number:text>
    </number:number-style>
    <number:number-style style:name="N121P1" style:volatile="true">
      <number:text> Fr.(</number:text>
      <number:number number:decimal-places="0" number:min-integer-digits="1" number:grouping="true"/>
      <number:text>)</number:text>
    </number:number-style>
    <number:number-style style:name="N121P2" style:volatile="true">
      <number:text> Fr.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Fr.</number:text>
      <number:number number:decimal-places="2" number:min-integer-digits="1" number:grouping="true"/>
      <number:text> </number:text>
    </number:number-style>
    <number:number-style style:name="N123P1" style:volatile="true">
      <number:text> Fr.(</number:text>
      <number:number number:decimal-places="2" number:min-integer-digits="1" number:grouping="true"/>
      <number:text>)</number:text>
    </number:number-style>
    <number:number-style style:name="N123P2" style:volatile="true">
      <number:text> Fr.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23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1-09-20T23:23:22</dc:date>
    <meta:editing-duration>PT3H3M13S</meta:editing-duration>
    <meta:editing-cycles>3</meta:editing-cycles>
    <meta:document-statistic meta:table-count="3" meta:cell-count="69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1cm" svg:height="6.062cm" xlink:href=".." xlink:type="simple" chart:class="chart:line" chart:style-name="ch1">
        <chart:legend chart:legend-position="end" svg:x="14.63cm" svg:y="2.511cm" chart:style-name="ch2"/>
        <chart:plot-area chart:style-name="ch3" table:cell-range-address="Sheet1.A2:Sheet1.C5" chart:data-source-has-labels="both" svg:x="0.772cm" svg:y="0.619cm" svg:width="13.214cm" svg:height="4.902cm">
          <chartooo:coordinate-region svg:x="1.552cm" svg:y="0.819cm" svg:width="12.062cm" svg:height="4.055cm"/>
          <chart:axis chart:dimension="x" chart:name="primary-x" chart:style-name="ch4">
            <chart:categories table:cell-range-address="Sheet1.A3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5" chart:label-cell-address="Sheet1.B2:Sheet1.B2" chart:class="chart:line">
            <chart:data-point chart:repeated="3"/>
          </chart:series>
          <chart:series chart:style-name="ch8" chart:values-cell-range-address="Sheet1.C3:Sheet1.C5" chart:label-cell-address="Sheet1.C2:Sheet1.C2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2:Sheet1.B2</svg:desc>
                </draw:g>
              </table:table-cell>
              <table:table-cell office:value-type="string">
                <text:p>C11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3:Sheet1.A5</svg:desc>
                </draw:g>
              </table:table-cell>
              <table:table-cell office:value-type="float" office:value="0.2257">
                <text:p>0.2257</text:p>
                <draw:g>
                  <svg:desc>Sheet1.B3:Sheet1.B5</svg:desc>
                </draw:g>
              </table:table-cell>
              <table:table-cell office:value-type="float" office:value="0.1643">
                <text:p>0.1643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2621">
                <text:p>0.2621</text:p>
              </table:table-cell>
              <table:table-cell office:value-type="float" office:value="0.3686">
                <text:p>0.3686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2838">
                <text:p>0.2838</text:p>
              </table:table-cell>
              <table:table-cell office:value-type="float" office:value="0.9848">
                <text:p>0.9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868cm" svg:height="5.778cm" xlink:href=".." xlink:type="simple" chart:class="chart:line" chart:style-name="ch1">
        <chart:legend chart:legend-position="end" svg:x="14.974cm" svg:y="2.369cm" chart:style-name="ch2"/>
        <chart:plot-area chart:style-name="ch3" table:cell-range-address="Sheet1.S135:Sheet1.U143" chart:data-source-has-labels="both" svg:x="0.332cm" svg:y="0.232cm" svg:width="13.528cm" svg:height="5.656cm">
          <chartooo:coordinate-region svg:x="1.218cm" svg:y="0.431cm" svg:width="12.27cm" svg:height="4.81cm"/>
          <chart:axis chart:dimension="x" chart:name="primary-x" chart:style-name="ch4">
            <chart:categories table:cell-range-address="Sheet1.S136:Sheet1.S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136:Sheet1.T143" chart:label-cell-address="Sheet1.T135:Sheet1.T135" chart:class="chart:line">
            <chart:data-point chart:repeated="8"/>
          </chart:series>
          <chart:series chart:style-name="ch8" chart:values-cell-range-address="Sheet1.U136:Sheet1.U143" chart:label-cell-address="Sheet1.U135:Sheet1.U13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R-G</text:p>
                <draw:g>
                  <svg:desc>Sheet1.T135:Sheet1.T135</svg:desc>
                </draw:g>
              </table:table-cell>
              <table:table-cell office:value-type="string">
                <text:p>C2R-R</text:p>
                <draw:g>
                  <svg:desc>Sheet1.U135:Sheet1.U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S136:Sheet1.S143</svg:desc>
                </draw:g>
              </table:table-cell>
              <table:table-cell office:value-type="float" office:value="0">
                <text:p>0</text:p>
                <draw:g>
                  <svg:desc>Sheet1.T136:Sheet1.T143</svg:desc>
                </draw:g>
              </table:table-cell>
              <table:table-cell office:value-type="float" office:value="12">
                <text:p>12</text:p>
                <draw:g>
                  <svg:desc>Sheet1.U136:Sheet1.U143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868cm" svg:height="5.778cm" xlink:href=".." xlink:type="simple" chart:class="chart:line" chart:style-name="ch1">
        <chart:legend chart:legend-position="end" svg:x="14.948cm" svg:y="2.369cm" chart:style-name="ch2"/>
        <chart:plot-area chart:style-name="ch3" table:cell-range-address="Sheet1.V135:Sheet1.X143" chart:data-source-has-labels="both" svg:x="0.561cm" svg:y="0.125cm" svg:width="13.539cm" svg:height="5.656cm">
          <chartooo:coordinate-region svg:x="1.024cm" svg:y="0.324cm" svg:width="12.704cm" svg:height="4.81cm"/>
          <chart:axis chart:dimension="x" chart:name="primary-x" chart:style-name="ch4">
            <chart:categories table:cell-range-address="Sheet1.V136:Sheet1.V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136:Sheet1.W143" chart:label-cell-address="Sheet1.W135:Sheet1.W135" chart:class="chart:line">
            <chart:data-point chart:repeated="8"/>
          </chart:series>
          <chart:series chart:style-name="ch8" chart:values-cell-range-address="Sheet1.X136:Sheet1.X143" chart:label-cell-address="Sheet1.X135:Sheet1.X13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G-G</text:p>
                <draw:g>
                  <svg:desc>Sheet1.W135:Sheet1.W135</svg:desc>
                </draw:g>
              </table:table-cell>
              <table:table-cell office:value-type="string">
                <text:p>C2G-R</text:p>
                <draw:g>
                  <svg:desc>Sheet1.X135:Sheet1.X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V136:Sheet1.V143</svg:desc>
                </draw:g>
              </table:table-cell>
              <table:table-cell office:value-type="float" office:value="1">
                <text:p>1</text:p>
                <draw:g>
                  <svg:desc>Sheet1.W136:Sheet1.W143</svg:desc>
                </draw:g>
              </table:table-cell>
              <table:table-cell office:value-type="float" office:value="0">
                <text:p>0</text:p>
                <draw:g>
                  <svg:desc>Sheet1.X136:Sheet1.X143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14cm" xlink:href=".." xlink:type="simple" chart:class="chart:line" chart:style-name="ch1">
        <chart:legend chart:legend-position="end" svg:x="14.458cm" svg:y="3.987cm" chart:style-name="ch2"/>
        <chart:plot-area chart:style-name="ch3" table:cell-range-address="Sheet1.AA165:Sheet1.AC173" chart:data-source-has-labels="both" svg:x="0.769cm" svg:y="0.855cm" svg:width="13.051cm" svg:height="7.559cm">
          <chartooo:coordinate-region svg:x="1.576cm" svg:y="1.054cm" svg:width="12.15cm" svg:height="6.713cm"/>
          <chart:axis chart:dimension="x" chart:name="primary-x" chart:style-name="ch4">
            <chart:categories table:cell-range-address="Sheet1.AA166:Sheet1.AA1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166:Sheet1.AB173" chart:label-cell-address="Sheet1.AB165:Sheet1.AB165" chart:class="chart:line">
            <chart:data-point chart:repeated="8"/>
          </chart:series>
          <chart:series chart:style-name="ch7" chart:values-cell-range-address="Sheet1.AC166:Sheet1.AC173" chart:label-cell-address="Sheet1.AC165:Sheet1.AC16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FP</text:p>
                <draw:g>
                  <svg:desc>Sheet1.AB165:Sheet1.AB165</svg:desc>
                </draw:g>
              </table:table-cell>
              <table:table-cell office:value-type="string">
                <text:p>GFP</text:p>
                <draw:g>
                  <svg:desc>Sheet1.AC165:Sheet1.AC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A166:Sheet1.AA173</svg:desc>
                </draw:g>
              </table:table-cell>
              <table:table-cell office:value-type="float" office:value="7.96533432602882">
                <text:p>7.96533432602882</text:p>
                <draw:g>
                  <svg:desc>Sheet1.AB166:Sheet1.AB173</svg:desc>
                </draw:g>
              </table:table-cell>
              <table:table-cell office:value-type="float" office:value="0.106089359149337">
                <text:p>0.106089359149337</text:p>
                <draw:g>
                  <svg:desc>Sheet1.AC166:Sheet1.AC17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.82306668162346">
                <text:p>7.82306668162346</text:p>
              </table:table-cell>
              <table:table-cell office:value-type="float" office:value="0.0913422590820119">
                <text:p>0.09134225908201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4226381778717">
                <text:p>8.34226381778717</text:p>
              </table:table-cell>
              <table:table-cell office:value-type="float" office:value="0.0904672896722332">
                <text:p>0.090467289672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006841778755">
                <text:p>16.4006841778755</text:p>
              </table:table-cell>
              <table:table-cell office:value-type="float" office:value="5.55363357812166">
                <text:p>5.55363357812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9372022151947">
                <text:p>59.9372022151947</text:p>
              </table:table-cell>
              <table:table-cell office:value-type="float" office:value="44.0342573523521">
                <text:p>44.0342573523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.709881544113">
                <text:p>188.709881544113</text:p>
              </table:table-cell>
              <table:table-cell office:value-type="float" office:value="2.5033553391695">
                <text:p>2.5033553391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1.696385383606">
                <text:p>511.696385383606</text:p>
              </table:table-cell>
              <table:table-cell office:value-type="float" office:value="7.40970470011234">
                <text:p>7.40970470011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.76424407959">
                <text:p>671.76424407959</text:p>
              </table:table-cell>
              <table:table-cell office:value-type="float" office:value="12.1769059747458">
                <text:p>12.1769059747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14cm" xlink:href=".." xlink:type="simple" chart:class="chart:line" chart:style-name="ch1">
        <chart:legend chart:legend-position="end" svg:x="14.458cm" svg:y="3.987cm" chart:style-name="ch2"/>
        <chart:plot-area chart:style-name="ch3" table:cell-range-address="Sheet1.AA185:Sheet1.AC193" chart:data-source-has-labels="both" svg:x="0.769cm" svg:y="0.855cm" svg:width="13.051cm" svg:height="7.559cm">
          <chartooo:coordinate-region svg:x="1.576cm" svg:y="1.054cm" svg:width="12.15cm" svg:height="6.713cm"/>
          <chart:axis chart:dimension="x" chart:name="primary-x" chart:style-name="ch4">
            <chart:categories table:cell-range-address="Sheet1.AA186:Sheet1.AA1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186:Sheet1.AB193" chart:label-cell-address="Sheet1.AB185:Sheet1.AB185" chart:class="chart:line">
            <chart:data-point chart:repeated="8"/>
          </chart:series>
          <chart:series chart:style-name="ch7" chart:values-cell-range-address="Sheet1.AC186:Sheet1.AC193" chart:label-cell-address="Sheet1.AC185:Sheet1.AC18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FP</text:p>
                <draw:g>
                  <svg:desc>Sheet1.AB185:Sheet1.AB185</svg:desc>
                </draw:g>
              </table:table-cell>
              <table:table-cell office:value-type="string">
                <text:p>GFP</text:p>
                <draw:g>
                  <svg:desc>Sheet1.AC185:Sheet1.AC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A186:Sheet1.AA193</svg:desc>
                </draw:g>
              </table:table-cell>
              <table:table-cell office:value-type="float" office:value="0.18970555998385">
                <text:p>0.18970555998385</text:p>
                <draw:g>
                  <svg:desc>Sheet1.AB186:Sheet1.AB193</svg:desc>
                </draw:g>
              </table:table-cell>
              <table:table-cell office:value-type="float" office:value="1.21625370532274">
                <text:p>1.21625370532274</text:p>
                <draw:g>
                  <svg:desc>Sheet1.AC186:Sheet1.AC19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197981236735359">
                <text:p>0.197981236735359</text:p>
              </table:table-cell>
              <table:table-cell office:value-type="float" office:value="1.12178845144808">
                <text:p>1.121788451448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8252292983234">
                <text:p>0.378252292983234</text:p>
              </table:table-cell>
              <table:table-cell office:value-type="float" office:value="1.33943547867239">
                <text:p>1.33943547867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640390329063">
                <text:p>1.5564039032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8231332302093">
                <text:p>21.823133230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2314454317093">
                <text:p>72.2314454317093</text:p>
              </table:table-cell>
              <table:table-cell office:value-type="float" office:value="124.370447397232">
                <text:p>124.370447397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.07856965065">
                <text:p>174.07856965065</text:p>
              </table:table-cell>
              <table:table-cell office:value-type="float" office:value="330.392559051514">
                <text:p>330.392559051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.541487693787">
                <text:p>234.541487693787</text:p>
              </table:table-cell>
              <table:table-cell office:value-type="float" office:value="438.684965133667">
                <text:p>438.684965133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1cm" svg:height="6.062cm" xlink:href=".." xlink:type="simple" chart:class="chart:line" chart:style-name="ch1">
        <chart:legend chart:legend-position="end" svg:x="14.63cm" svg:y="2.511cm" chart:style-name="ch2"/>
        <chart:plot-area chart:style-name="ch3" table:cell-range-address="Sheet1.A2:Sheet1.C13" chart:data-source-has-labels="both" svg:x="0.772cm" svg:y="0.619cm" svg:width="13.214cm" svg:height="4.902cm">
          <chartooo:coordinate-region svg:x="1.552cm" svg:y="0.819cm" svg:width="11.957cm" svg:height="4.055cm"/>
          <chart:axis chart:dimension="x" chart:name="primary-x" chart:style-name="ch4">
            <chart:categories table:cell-range-address="Sheet1.A3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3" chart:label-cell-address="Sheet1.B2:Sheet1.B2" chart:class="chart:line">
            <chart:data-point chart:repeated="11"/>
          </chart:series>
          <chart:series chart:style-name="ch8" chart:values-cell-range-address="Sheet1.C3:Sheet1.C13" chart:label-cell-address="Sheet1.C2:Sheet1.C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2:Sheet1.B2</svg:desc>
                </draw:g>
              </table:table-cell>
              <table:table-cell office:value-type="string">
                <text:p>C11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3:Sheet1.A13</svg:desc>
                </draw:g>
              </table:table-cell>
              <table:table-cell office:value-type="float" office:value="0.2257">
                <text:p>0.2257</text:p>
                <draw:g>
                  <svg:desc>Sheet1.B3:Sheet1.B13</svg:desc>
                </draw:g>
              </table:table-cell>
              <table:table-cell office:value-type="float" office:value="0.1643">
                <text:p>0.1643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2621">
                <text:p>0.2621</text:p>
              </table:table-cell>
              <table:table-cell office:value-type="float" office:value="0.3686">
                <text:p>0.3686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2838">
                <text:p>0.2838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2185">
                <text:p>0.2185</text:p>
              </table:table-cell>
              <table:table-cell office:value-type="float" office:value="0.7526">
                <text:p>0.7526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1732">
                <text:p>0.1732</text:p>
              </table:table-cell>
              <table:table-cell office:value-type="float" office:value="0.4013">
                <text:p>0.401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1563">
                <text:p>0.1563</text:p>
              </table:table-cell>
              <table:table-cell office:value-type="float" office:value="0.4619">
                <text:p>0.461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1599">
                <text:p>0.1599</text:p>
              </table:table-cell>
              <table:table-cell office:value-type="float" office:value="0.5454">
                <text:p>0.545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2017">
                <text:p>0.2017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3024">
                <text:p>0.3024</text:p>
              </table:table-cell>
              <table:table-cell office:value-type="float" office:value="0.5391">
                <text:p>0.539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0.6761">
                <text:p>0.6761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1cm" svg:height="6.062cm" xlink:href=".." xlink:type="simple" chart:class="chart:line" chart:style-name="ch1">
        <chart:legend chart:legend-position="end" svg:x="14.63cm" svg:y="2.511cm" chart:style-name="ch2"/>
        <chart:plot-area chart:style-name="ch3" table:cell-range-address="Sheet1.A19:Sheet1.C30" chart:data-source-has-labels="both" svg:x="0.772cm" svg:y="0.619cm" svg:width="13.214cm" svg:height="4.902cm">
          <chartooo:coordinate-region svg:x="1.235cm" svg:y="0.818cm" svg:width="12.751cm" svg:height="4.056cm"/>
          <chart:axis chart:dimension="x" chart:name="primary-x" chart:style-name="ch4">
            <chart:categories table:cell-range-address="Sheet1.A20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30" chart:label-cell-address="Sheet1.B19:Sheet1.B19" chart:class="chart:line">
            <chart:data-point chart:repeated="11"/>
          </chart:series>
          <chart:series chart:style-name="ch8" chart:values-cell-range-address="Sheet1.C20:Sheet1.C30" chart:label-cell-address="Sheet1.C19:Sheet1.C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19:Sheet1.B19</svg:desc>
                </draw:g>
              </table:table-cell>
              <table:table-cell office:value-type="string">
                <text:p>C11</text:p>
                <draw:g>
                  <svg:desc>Sheet1.C19:Sheet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20:Sheet1.A30</svg:desc>
                </draw:g>
              </table:table-cell>
              <table:table-cell office:value-type="float" office:value="0.4514">
                <text:p>0.4514</text:p>
                <draw:g>
                  <svg:desc>Sheet1.B20:Sheet1.B30</svg:desc>
                </draw:g>
              </table:table-cell>
              <table:table-cell office:value-type="float" office:value="0.3286">
                <text:p>0.3286</text:p>
                <draw:g>
                  <svg:desc>Sheet1.C20:Sheet1.C30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5242">
                <text:p>0.524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5676">
                <text:p>0.5676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437">
                <text:p>0.4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3464">
                <text:p>0.3464</text:p>
              </table:table-cell>
              <table:table-cell office:value-type="float" office:value="4.013">
                <text:p>4.01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3126">
                <text:p>0.312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3198">
                <text:p>0.3198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4034">
                <text:p>0.403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6048">
                <text:p>0.6048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.3522">
                <text:p>1.3522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1cm" svg:height="6.062cm" xlink:href=".." xlink:type="simple" chart:class="chart:line" chart:style-name="ch1">
        <chart:legend chart:legend-position="end" svg:x="14.63cm" svg:y="2.511cm" chart:style-name="ch2"/>
        <chart:plot-area chart:style-name="ch3" table:cell-range-address="Sheet1.A19:Sheet1.C30" chart:data-source-has-labels="both" svg:x="0.772cm" svg:y="0.619cm" svg:width="13.214cm" svg:height="4.902cm">
          <chartooo:coordinate-region svg:x="1.235cm" svg:y="0.818cm" svg:width="12.751cm" svg:height="4.056cm"/>
          <chart:axis chart:dimension="x" chart:name="primary-x" chart:style-name="ch4">
            <chart:categories table:cell-range-address="Sheet1.A20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30" chart:label-cell-address="Sheet1.B19:Sheet1.B19" chart:class="chart:line">
            <chart:data-point chart:repeated="11"/>
          </chart:series>
          <chart:series chart:style-name="ch8" chart:values-cell-range-address="Sheet1.C20:Sheet1.C30" chart:label-cell-address="Sheet1.C19:Sheet1.C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19:Sheet1.B19</svg:desc>
                </draw:g>
              </table:table-cell>
              <table:table-cell office:value-type="string">
                <text:p>C11</text:p>
                <draw:g>
                  <svg:desc>Sheet1.C19:Sheet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20:Sheet1.A30</svg:desc>
                </draw:g>
              </table:table-cell>
              <table:table-cell office:value-type="float" office:value="0.4514">
                <text:p>0.4514</text:p>
                <draw:g>
                  <svg:desc>Sheet1.B20:Sheet1.B30</svg:desc>
                </draw:g>
              </table:table-cell>
              <table:table-cell office:value-type="float" office:value="0.3286">
                <text:p>0.3286</text:p>
                <draw:g>
                  <svg:desc>Sheet1.C20:Sheet1.C30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5242">
                <text:p>0.524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5676">
                <text:p>0.5676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437">
                <text:p>0.4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3464">
                <text:p>0.3464</text:p>
              </table:table-cell>
              <table:table-cell office:value-type="float" office:value="4.013">
                <text:p>4.01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3126">
                <text:p>0.312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3198">
                <text:p>0.3198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4034">
                <text:p>0.403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6048">
                <text:p>0.6048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.3522">
                <text:p>1.3522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1cm" svg:height="6.062cm" xlink:href=".." xlink:type="simple" chart:class="chart:line" chart:style-name="ch1">
        <chart:legend chart:legend-position="end" svg:x="14.63cm" svg:y="2.511cm" chart:style-name="ch2"/>
        <chart:plot-area chart:style-name="ch3" table:cell-range-address="Sheet1.A19:Sheet1.C30" chart:data-source-has-labels="both" svg:x="0.772cm" svg:y="0.619cm" svg:width="13.214cm" svg:height="4.902cm">
          <chartooo:coordinate-region svg:x="1.235cm" svg:y="0.818cm" svg:width="12.751cm" svg:height="4.056cm"/>
          <chart:axis chart:dimension="x" chart:name="primary-x" chart:style-name="ch4">
            <chart:categories table:cell-range-address="Sheet1.A20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30" chart:label-cell-address="Sheet1.B19:Sheet1.B19" chart:class="chart:line">
            <chart:data-point chart:repeated="11"/>
          </chart:series>
          <chart:series chart:style-name="ch8" chart:values-cell-range-address="Sheet1.C20:Sheet1.C30" chart:label-cell-address="Sheet1.C19:Sheet1.C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19:Sheet1.B19</svg:desc>
                </draw:g>
              </table:table-cell>
              <table:table-cell office:value-type="string">
                <text:p>C11</text:p>
                <draw:g>
                  <svg:desc>Sheet1.C19:Sheet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20:Sheet1.A30</svg:desc>
                </draw:g>
              </table:table-cell>
              <table:table-cell office:value-type="float" office:value="0.4514">
                <text:p>0.4514</text:p>
                <draw:g>
                  <svg:desc>Sheet1.B20:Sheet1.B30</svg:desc>
                </draw:g>
              </table:table-cell>
              <table:table-cell office:value-type="float" office:value="0.3286">
                <text:p>0.3286</text:p>
                <draw:g>
                  <svg:desc>Sheet1.C20:Sheet1.C30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5242">
                <text:p>0.524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5676">
                <text:p>0.5676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437">
                <text:p>0.4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3464">
                <text:p>0.3464</text:p>
              </table:table-cell>
              <table:table-cell office:value-type="float" office:value="4.013">
                <text:p>4.01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3126">
                <text:p>0.312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3198">
                <text:p>0.3198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4034">
                <text:p>0.403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6048">
                <text:p>0.6048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.3522">
                <text:p>1.3522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/>
      <style:text-properties fo:color="#000000" fo:font-family="Calibri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fo:font-family="Calibri" fo:font-size="12pt" fo:font-weight="bold" style:font-size-asian="12pt" style:font-weight-asian="bold" style:font-size-complex="12pt" style:font-weight-complex="bold"/>
    </style:style>
    <style:style style:name="ch6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fo:font-family="Calibri" fo:font-size="12pt" style:font-size-asian="12pt" style:font-size-complex="12pt"/>
    </style:style>
    <style:style style:name="ch7" style:family="chart" style:data-style-name="N5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79cm" svg:stroke-color="#008000" draw:fill-color="#008000"/>
      <style:text-properties fo:color="#000000" fo:font-family="Calibri" fo:font-size="12pt" style:font-size-asian="12pt" style:font-size-complex="12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9.576cm" svg:height="11.022cm" xlink:href=".." xlink:type="simple" chart:class="chart:scatter" chart:style-name="ch1">
        <chart:legend chart:legend-position="end" svg:x="16.635cm" svg:y="4.86cm" chart:style-name="ch2"/>
        <chart:plot-area chart:style-name="ch3" table:cell-range-address="Sheet1.C37:Sheet1.C46 Sheet1.E37:Sheet1.F46" svg:x="3.482cm" svg:y="1.015cm" svg:width="12.371cm" svg:height="8.609cm">
          <chartooo:coordinate-region svg:x="3.998cm" svg:y="1.267cm" svg:width="11.589cm" svg:height="7.604cm"/>
          <chart:axis chart:dimension="x" chart:name="primary-x" chart:style-name="ch4">
            <chart:title svg:x="8.599cm" svg:y="9.845cm" chart:style-name="ch5">
              <text:p>Time [h]</text:p>
            </chart:title>
          </chart:axis>
          <chart:axis chart:dimension="y" chart:name="primary-y" chart:style-name="ch4">
            <chart:title svg:x="0.451cm" svg:y="4.941cm" chart:style-name="ch5">
              <text:p>OD 600nm</text:p>
            </chart:title>
          </chart:axis>
          <chart:series chart:style-name="ch6" chart:values-cell-range-address="Sheet1.E37:Sheet1.E46" chart:class="chart:scatter">
            <chart:domain table:cell-range-address="Sheet1.C37:Sheet1.C46"/>
            <chart:data-point chart:repeated="10"/>
          </chart:series>
          <chart:series chart:style-name="ch7" chart:values-cell-range-address="Sheet1.F37:Sheet1.F46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7:Sheet1.C46</svg:desc>
                </draw:g>
              </table:table-cell>
              <table:table-cell office:value-type="float" office:value="0.4514">
                <text:p>0.4514</text:p>
                <draw:g>
                  <svg:desc>Sheet1.E37:Sheet1.E46</svg:desc>
                </draw:g>
              </table:table-cell>
              <table:table-cell office:value-type="float" office:value="0.3286">
                <text:p>0.3286</text:p>
                <draw:g>
                  <svg:desc>Sheet1.F37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242">
                <text:p>0.524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676">
                <text:p>0.5676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37">
                <text:p>0.4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464">
                <text:p>0.3464</text:p>
              </table:table-cell>
              <table:table-cell office:value-type="float" office:value="4.013">
                <text:p>4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26">
                <text:p>0.312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98">
                <text:p>0.3198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034">
                <text:p>0.403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048">
                <text:p>0.6048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522">
                <text:p>1.3522</text:p>
              </table:table-cell>
              <table:table-cell office:value-type="float" office:value="6.087">
                <text:p>6.0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/>
      <style:text-properties fo:color="#000000" fo:font-family="Calibri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fo:font-family="Calibri" fo:font-size="12pt" fo:font-weight="bold" style:font-size-asian="12pt" style:font-weight-asian="bold" style:font-size-complex="12pt" style:font-weight-complex="bold"/>
    </style:style>
    <style:style style:name="ch6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fo:font-family="Calibri" fo:font-size="12pt" style:font-size-asian="12pt" style:font-size-complex="12pt"/>
    </style:style>
    <style:style style:name="ch7" style:family="chart" style:data-style-name="N5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79cm" svg:stroke-color="#008000" draw:fill-color="#008000"/>
      <style:text-properties fo:color="#000000" fo:font-family="Calibri" fo:font-size="12pt" style:font-size-asian="12pt" style:font-size-complex="12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9.576cm" svg:height="11.022cm" xlink:href=".." xlink:type="simple" chart:class="chart:scatter" chart:style-name="ch1">
        <chart:legend chart:legend-position="end" svg:x="16.609cm" svg:y="4.86cm" chart:style-name="ch2"/>
        <chart:plot-area chart:style-name="ch3" table:cell-range-address="Sheet1.C37:Sheet1.C46 Sheet1.K37:Sheet1.L46" svg:x="10.573cm" svg:y="1.015cm" svg:width="5.254cm" svg:height="8.609cm">
          <chartooo:coordinate-region svg:x="11.882cm" svg:y="1.267cm" svg:width="3.679cm" svg:height="7.604cm"/>
          <chart:axis chart:dimension="x" chart:name="primary-x" chart:style-name="ch4">
            <chart:title svg:x="12.132cm" svg:y="9.845cm" chart:style-name="ch5">
              <text:p>Time [h]</text:p>
            </chart:title>
          </chart:axis>
          <chart:axis chart:dimension="y" chart:name="primary-y" chart:style-name="ch4">
            <chart:title svg:x="0.451cm" svg:y="4.941cm" chart:style-name="ch5">
              <text:p>copies mRFP1 gene in supernatant [pM]</text:p>
            </chart:title>
          </chart:axis>
          <chart:series chart:style-name="ch6" chart:values-cell-range-address="Sheet1.K37:Sheet1.K46" chart:class="chart:scatter">
            <chart:domain table:cell-range-address="Sheet1.C37:Sheet1.C46"/>
            <chart:data-point chart:repeated="10"/>
          </chart:series>
          <chart:series chart:style-name="ch7" chart:values-cell-range-address="Sheet1.L37:Sheet1.L46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7:Sheet1.C46</svg:desc>
                </draw:g>
              </table:table-cell>
              <table:table-cell office:value-type="float" office:value="6.81108282506466">
                <text:p>6.81108282506466</text:p>
                <draw:g>
                  <svg:desc>Sheet1.K37:Sheet1.K46</svg:desc>
                </draw:g>
              </table:table-cell>
              <table:table-cell office:value-type="float" office:value="0.125388922402635">
                <text:p>0.125388922402635</text:p>
                <draw:g>
                  <svg:desc>Sheet1.L37:Sheet1.L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4375164210796">
                <text:p>25.4375164210796</text:p>
              </table:table-cell>
              <table:table-cell office:value-type="float" office:value="0.31632869457826">
                <text:p>0.3163286945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0.474576711655">
                <text:p>180.474576711655</text:p>
              </table:table-cell>
              <table:table-cell office:value-type="float" office:value="2.02340026944876">
                <text:p>2.02340026944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04.44971370697">
                <text:p>304.44971370697</text:p>
              </table:table-cell>
              <table:table-cell office:value-type="float" office:value="1.02085840702057">
                <text:p>1.02085840702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6.55851650238">
                <text:p>656.55851650238</text:p>
              </table:table-cell>
              <table:table-cell office:value-type="float" office:value="11.5644056200981">
                <text:p>11.564405620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62.483825683594">
                <text:p>662.483825683594</text:p>
              </table:table-cell>
              <table:table-cell office:value-type="float" office:value="63.6395032405853">
                <text:p>63.6395032405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34.18616676331">
                <text:p>1234.18616676331</text:p>
              </table:table-cell>
              <table:table-cell office:value-type="float" office:value="149.5258436203">
                <text:p>149.5258436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82.24704360962">
                <text:p>1582.24704360962</text:p>
              </table:table-cell>
              <table:table-cell office:value-type="float" office:value="187.882539987564">
                <text:p>187.882539987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36.32664299011">
                <text:p>1536.32664299011</text:p>
              </table:table-cell>
              <table:table-cell office:value-type="float" office:value="234.419371604919">
                <text:p>234.419371604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59.32762527466">
                <text:p>1259.32762527466</text:p>
              </table:table-cell>
              <table:table-cell office:value-type="float" office:value="299.875111579895">
                <text:p>299.8751115798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/>
      <style:text-properties fo:color="#000000" fo:font-family="Calibri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fo:font-family="Calibri" fo:font-size="12pt" fo:font-weight="bold" style:font-size-asian="12pt" style:font-weight-asian="bold" style:font-size-complex="12pt" style:font-weight-complex="bold"/>
    </style:style>
    <style:style style:name="ch6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fo:font-family="Calibri" fo:font-size="12pt" style:font-size-asian="12pt" style:font-size-complex="12pt"/>
    </style:style>
    <style:style style:name="ch7" style:family="chart" style:data-style-name="N5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79cm" svg:stroke-color="#008000" draw:fill-color="#008000"/>
      <style:text-properties fo:color="#000000" fo:font-family="Calibri" fo:font-size="12pt" style:font-size-asian="12pt" style:font-size-complex="12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9.576cm" svg:height="11.022cm" xlink:href=".." xlink:type="simple" chart:class="chart:scatter" chart:style-name="ch1">
        <chart:legend chart:legend-position="end" svg:x="16.556cm" svg:y="4.86cm" chart:style-name="ch2"/>
        <chart:plot-area chart:style-name="ch3" table:cell-range-address="Sheet1.C37:Sheet1.C46 Sheet1.N37:Sheet1.O46" svg:x="11.552cm" svg:y="1.015cm" svg:width="4.222cm" svg:height="8.609cm">
          <chartooo:coordinate-region svg:x="12.597cm" svg:y="1.267cm" svg:width="2.911cm" svg:height="7.604cm"/>
          <chart:axis chart:dimension="x" chart:name="primary-x" chart:style-name="ch4">
            <chart:title svg:x="12.595cm" svg:y="9.845cm" chart:style-name="ch5">
              <text:p>Time [h]</text:p>
            </chart:title>
          </chart:axis>
          <chart:axis chart:dimension="y" chart:name="primary-y" chart:style-name="ch4">
            <chart:title svg:x="0.451cm" svg:y="4.941cm" chart:style-name="ch5">
              <text:p>pSB1A3-I13521 DNA in supernatant [CFU/µl]</text:p>
            </chart:title>
          </chart:axis>
          <chart:series chart:style-name="ch6" chart:values-cell-range-address="Sheet1.N37:Sheet1.N46" chart:class="chart:scatter">
            <chart:domain table:cell-range-address="Sheet1.C37:Sheet1.C46"/>
            <chart:data-point chart:repeated="10"/>
          </chart:series>
          <chart:series chart:style-name="ch7" chart:values-cell-range-address="Sheet1.O37:Sheet1.O46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7:Sheet1.C46</svg:desc>
                </draw:g>
              </table:table-cell>
              <table:table-cell office:value-type="float" office:value="0.3125">
                <text:p>0.3125</text:p>
                <draw:g>
                  <svg:desc>Sheet1.N37:Sheet1.N46</svg:desc>
                </draw:g>
              </table:table-cell>
              <table:table-cell office:value-type="float" office:value="0.3125">
                <text:p>0.3125</text:p>
                <draw:g>
                  <svg:desc>Sheet1.O37:Sheet1.O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75">
                <text:p>33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.3125">
                <text:p>100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7.1875">
                <text:p>67.18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6.5625">
                <text:p>156.56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3.75">
                <text:p>63.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7.1875">
                <text:p>27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25">
                <text:p>6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25">
                <text:p>0.31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375">
                <text:p>0.9375</text:p>
              </table:table-cell>
              <table:table-cell office:value-type="float" office:value="0.3125">
                <text:p>0.3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868cm" svg:height="6.165cm" xlink:href=".." xlink:type="simple" chart:class="chart:line" chart:style-name="ch1">
        <chart:title svg:x="-2.277cm" svg:y="0.259cm" chart:style-name="ch2">
          <text:p>Optical Density of C2-RFP &amp; C11-GFP vs. C11-RFP &amp; C2-GFP</text:p>
        </chart:title>
        <chart:legend chart:legend-position="end" svg:x="15.345cm" svg:y="2.562cm" chart:style-name="ch3"/>
        <chart:plot-area chart:style-name="ch4" table:cell-range-address="Sheet1.D135:Sheet1.F143" chart:data-source-has-labels="both" svg:x="3.854cm" svg:y="1.751cm" svg:width="10.817cm" svg:height="3.871cm">
          <chartooo:coordinate-region svg:x="4.225cm" svg:y="1.95cm" svg:width="10.074cm" svg:height="3.175cm"/>
          <chart:axis chart:dimension="x" chart:name="primary-x" chart:style-name="ch5">
            <chart:categories table:cell-range-address="Sheet1.D136:Sheet1.D143"/>
          </chart:axis>
          <chart:axis chart:dimension="y" chart:name="primary-y" chart:style-name="ch6">
            <chart:title svg:x="0.451cm" svg:y="3.382cm" chart:style-name="ch7">
              <text:p>Optical Density</text:p>
            </chart:title>
            <chart:grid chart:style-name="ch8" chart:class="major"/>
          </chart:axis>
          <chart:series chart:style-name="ch9" chart:values-cell-range-address="Sheet1.E136:Sheet1.E143" chart:label-cell-address="Sheet1.E135:Sheet1.E135" chart:class="chart:line">
            <chart:data-point chart:repeated="8"/>
          </chart:series>
          <chart:series chart:style-name="ch10" chart:values-cell-range-address="Sheet1.F136:Sheet1.F143" chart:label-cell-address="Sheet1.F135:Sheet1.F135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R</text:p>
                <draw:g>
                  <svg:desc>Sheet1.E135:Sheet1.E135</svg:desc>
                </draw:g>
              </table:table-cell>
              <table:table-cell office:value-type="string">
                <text:p>C2G</text:p>
                <draw:g>
                  <svg:desc>Sheet1.F135:Sheet1.F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D136:Sheet1.D143</svg:desc>
                </draw:g>
              </table:table-cell>
              <table:table-cell office:value-type="float" office:value="1.1076">
                <text:p>1.1076</text:p>
                <draw:g>
                  <svg:desc>Sheet1.E136:Sheet1.E143</svg:desc>
                </draw:g>
              </table:table-cell>
              <table:table-cell office:value-type="float" office:value="1.2674">
                <text:p>1.2674</text:p>
                <draw:g>
                  <svg:desc>Sheet1.F136:Sheet1.F143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1.716">
                <text:p>1.716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2.2325">
                <text:p>2.2325</text:p>
              </table:table-cell>
              <table:table-cell office:value-type="float" office:value="2.5205">
                <text:p>2.5205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4.3095">
                <text:p>4.3095</text:p>
              </table:table-cell>
              <table:table-cell office:value-type="float" office:value="2.9345">
                <text:p>2.9345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2.231">
                <text:p>2.231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2.766">
                <text:p>2.766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.386">
                <text:p>3.386</text:p>
              </table:table-cell>
              <table:table-cell office:value-type="float" office:value="3.466">
                <text:p>3.46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.796">
                <text:p>2.796</text:p>
              </table:table-cell>
              <table:table-cell office:value-type="float" office:value="2.084">
                <text:p>2.0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